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5.466cm"/>
    </style:style>
    <style:style style:name="co4" style:family="table-column">
      <style:table-column-properties fo:break-before="auto" style:column-width="1.12cm"/>
    </style:style>
    <style:style style:name="co5" style:family="table-column">
      <style:table-column-properties fo:break-before="auto" style:column-width="12.68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table table:name="Full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>
            <text:p>num</text:p>
          </table:table-cell>
          <table:table-cell office:value-type="string">
            <text:p>nom</text:p>
          </table:table-cell>
          <table:table-cell office:value-type="string">
            <text:p>foto</text:p>
          </table:table-cell>
          <table:table-cell office:value-type="string">
            <text:p>preu</text:p>
          </table:table-cell>
          <table:table-cell office:value-type="string">
            <text:p>descripció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style-name="ce1" office:value-type="string">
            <text:p>Taronges</text:p>
          </table:table-cell>
          <table:table-cell office:value-type="string">
            <text:p>x</text:p>
          </table:table-cell>
          <table:table-cell office:value-type="float" office:value="5.49">
            <text:p>5,49</text:p>
          </table:table-cell>
          <table:table-cell office:value-type="string">
            <text:p>Tronges per fer suc</text:p>
          </table:table-cell>
          <table:table-cell/>
          <table:table-cell table:formula="of:=CONCATENATE(&quot;db.execSQL(&quot;&quot;INSERT INTO items VALUES (&quot;;[.A3];&quot;, '&quot;;[.B3];&quot;', '', '', &quot;;[.D3];&quot;)&quot;&quot;);&quot;)" office:value-type="string" office:string-value="db.execSQL(&quot;INSERT INTO items VALUES (1, 'Taronges', '', '', 5,49)&quot;);">
            <text:p>db.execSQL("INSERT INTO items VALUES (1, 'Taronges', '', '', 5,49)");</text:p>
          </table:table-cell>
          <table:table-cell table:formula="of:=CONCATENATE(&quot;db.execSQL(&quot;&quot;INSERT INTO items_llistes VALUES (&quot;;[.A3];&quot;, 2, &quot;;[.A3]*10;&quot;, 0)&quot;&quot;);&quot;)" office:value-type="string" office:string-value="db.execSQL(&quot;INSERT INTO items_llistes VALUES (1, 2, 10, 0)&quot;);">
            <text:p>db.execSQL("INSERT INTO items_llistes VALUES (1, 2, 10, 0)");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style-name="ce1" office:value-type="string">
            <text:p>Tomàquet pa</text:p>
          </table:table-cell>
          <table:table-cell office:value-type="string">
            <text:p>x</text:p>
          </table:table-cell>
          <table:table-cell office:value-type="float" office:value="2.5">
            <text:p>2,5</text:p>
          </table:table-cell>
          <table:table-cell office:value-type="string">
            <text:p>Tomàquet de sucar pà</text:p>
          </table:table-cell>
          <table:table-cell/>
          <table:table-cell table:formula="of:=CONCATENATE(&quot;db.execSQL(&quot;&quot;INSERT INTO items VALUES (&quot;;[.A4];&quot;, '&quot;;[.B4];&quot;', '', '', 0)&quot;&quot;);&quot;)" office:value-type="string" office:string-value="db.execSQL(&quot;INSERT INTO items VALUES (2, 'Tomàquet pa', '', '', 0)&quot;);">
            <text:p>db.execSQL("INSERT INTO items VALUES (2, 'Tomàquet pa', '', '', 0)");</text:p>
          </table:table-cell>
          <table:table-cell table:formula="of:=CONCATENATE(&quot;db.execSQL(&quot;&quot;INSERT INTO items_llistes VALUES (&quot;;[.A4];&quot;, 2, &quot;;[.A4]*10;&quot;, 0)&quot;&quot;);&quot;)" office:value-type="string" office:string-value="db.execSQL(&quot;INSERT INTO items_llistes VALUES (2, 2, 20, 0)&quot;);">
            <text:p>db.execSQL("INSERT INTO items_llistes VALUES (2, 2, 20, 0)");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style-name="ce1" office:value-type="string">
            <text:p>Tomàquet amanida</text:p>
          </table:table-cell>
          <table:table-cell office:value-type="string">
            <text:p>x</text:p>
          </table:table-cell>
          <table:table-cell office:value-type="float" office:value="0.5">
            <text:p>0,5</text:p>
          </table:table-cell>
          <table:table-cell office:value-type="string">
            <text:p>Tomàquet d'amanir</text:p>
          </table:table-cell>
          <table:table-cell/>
          <table:table-cell table:formula="of:=CONCATENATE(&quot;db.execSQL(&quot;&quot;INSERT INTO items VALUES (&quot;;[.A5];&quot;, '&quot;;[.B5];&quot;', '', '', 0)&quot;&quot;);&quot;)" office:value-type="string" office:string-value="db.execSQL(&quot;INSERT INTO items VALUES (3, 'Tomàquet amanida', '', '', 0)&quot;);">
            <text:p>db.execSQL("INSERT INTO items VALUES (3, 'Tomàquet amanida', '', '', 0)");</text:p>
          </table:table-cell>
          <table:table-cell table:formula="of:=CONCATENATE(&quot;db.execSQL(&quot;&quot;INSERT INTO items_llistes VALUES (&quot;;[.A5];&quot;, 2, &quot;;[.A5]*10;&quot;, 0)&quot;&quot;);&quot;)" office:value-type="string" office:string-value="db.execSQL(&quot;INSERT INTO items_llistes VALUES (3, 2, 30, 0)&quot;);">
            <text:p>db.execSQL("INSERT INTO items_llistes VALUES (3, 2, 30, 0)");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style-name="ce1" office:value-type="string">
            <text:p>Amanida</text:p>
          </table:table-cell>
          <table:table-cell office:value-type="string">
            <text:p>x</text:p>
          </table:table-cell>
          <table:table-cell office:value-type="float" office:value="0.6">
            <text:p>0,6</text:p>
          </table:table-cell>
          <table:table-cell office:value-type="string">
            <text:p>Bossa amanida preperada</text:p>
          </table:table-cell>
          <table:table-cell/>
          <table:table-cell table:formula="of:=CONCATENATE(&quot;db.execSQL(&quot;&quot;INSERT INTO items VALUES (&quot;;[.A6];&quot;, '&quot;;[.B6];&quot;', '', '', 0)&quot;&quot;);&quot;)" office:value-type="string" office:string-value="db.execSQL(&quot;INSERT INTO items VALUES (4, 'Amanida', '', '', 0)&quot;);">
            <text:p>db.execSQL("INSERT INTO items VALUES (4, 'Amanida', '', '', 0)");</text:p>
          </table:table-cell>
          <table:table-cell table:formula="of:=CONCATENATE(&quot;db.execSQL(&quot;&quot;INSERT INTO items_llistes VALUES (&quot;;[.A6];&quot;, 2, &quot;;[.A6]*10;&quot;, 0)&quot;&quot;);&quot;)" office:value-type="string" office:string-value="db.execSQL(&quot;INSERT INTO items_llistes VALUES (4, 2, 40, 0)&quot;);">
            <text:p>db.execSQL("INSERT INTO items_llistes VALUES (4, 2, 40, 0)");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style-name="ce1" office:value-type="string">
            <text:p>Arròs pre</text:p>
          </table:table-cell>
          <table:table-cell office:value-type="string">
            <text:p>x</text:p>
          </table:table-cell>
          <table:table-cell office:value-type="float" office:value="1.39">
            <text:p>1,39</text:p>
          </table:table-cell>
          <table:table-cell office:value-type="string">
            <text:p>Pots arròs preparat</text:p>
          </table:table-cell>
          <table:table-cell/>
          <table:table-cell table:formula="of:=CONCATENATE(&quot;db.execSQL(&quot;&quot;INSERT INTO items VALUES (&quot;;[.A7];&quot;, '&quot;;[.B7];&quot;', '', '', 0)&quot;&quot;);&quot;)" office:value-type="string" office:string-value="db.execSQL(&quot;INSERT INTO items VALUES (5, 'Arròs pre', '', '', 0)&quot;);">
            <text:p>db.execSQL("INSERT INTO items VALUES (5, 'Arròs pre', '', '', 0)");</text:p>
          </table:table-cell>
          <table:table-cell table:formula="of:=CONCATENATE(&quot;db.execSQL(&quot;&quot;INSERT INTO items_llistes VALUES (&quot;;[.A7];&quot;, 2, &quot;;[.A7]*10;&quot;, 0)&quot;&quot;);&quot;)" office:value-type="string" office:string-value="db.execSQL(&quot;INSERT INTO items_llistes VALUES (5, 2, 50, 0)&quot;);">
            <text:p>db.execSQL("INSERT INTO items_llistes VALUES (5, 2, 50, 0)");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style-name="ce1" office:value-type="string">
            <text:p>Mongeta verda</text:p>
          </table:table-cell>
          <table:table-cell office:value-type="string">
            <text:p>x</text:p>
          </table:table-cell>
          <table:table-cell/>
          <table:table-cell office:value-type="string">
            <text:p>Bossa mongeta verda congelada</text:p>
          </table:table-cell>
          <table:table-cell/>
          <table:table-cell table:formula="of:=CONCATENATE(&quot;db.execSQL(&quot;&quot;INSERT INTO items VALUES (&quot;;[.A8];&quot;, '&quot;;[.B8];&quot;', '', '', 0)&quot;&quot;);&quot;)" office:value-type="string" office:string-value="db.execSQL(&quot;INSERT INTO items VALUES (6, 'Mongeta verda', '', '', 0)&quot;);">
            <text:p>db.execSQL("INSERT INTO items VALUES (6, 'Mongeta verda', '', '', 0)");</text:p>
          </table:table-cell>
          <table:table-cell table:formula="of:=CONCATENATE(&quot;db.execSQL(&quot;&quot;INSERT INTO items_llistes VALUES (&quot;;[.A8];&quot;, 2, &quot;;[.A8]*10;&quot;, 0)&quot;&quot;);&quot;)" office:value-type="string" office:string-value="db.execSQL(&quot;INSERT INTO items_llistes VALUES (6, 2, 60, 0)&quot;);">
            <text:p>db.execSQL("INSERT INTO items_llistes VALUES (6, 2, 60, 0)");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style-name="ce1" office:value-type="string">
            <text:p>Patates fregides</text:p>
          </table:table-cell>
          <table:table-cell office:value-type="string">
            <text:p>x</text:p>
          </table:table-cell>
          <table:table-cell/>
          <table:table-cell office:value-type="string">
            <text:p>Bossa patates fregides congelades</text:p>
          </table:table-cell>
          <table:table-cell/>
          <table:table-cell table:formula="of:=CONCATENATE(&quot;db.execSQL(&quot;&quot;INSERT INTO items VALUES (&quot;;[.A9];&quot;, '&quot;;[.B9];&quot;', '', '', 0)&quot;&quot;);&quot;)" office:value-type="string" office:string-value="db.execSQL(&quot;INSERT INTO items VALUES (7, 'Patates fregides', '', '', 0)&quot;);">
            <text:p>db.execSQL("INSERT INTO items VALUES (7, 'Patates fregides', '', '', 0)");</text:p>
          </table:table-cell>
          <table:table-cell table:formula="of:=CONCATENATE(&quot;db.execSQL(&quot;&quot;INSERT INTO items_llistes VALUES (&quot;;[.A9];&quot;, 2, &quot;;[.A9]*10;&quot;, 0)&quot;&quot;);&quot;)" office:value-type="string" office:string-value="db.execSQL(&quot;INSERT INTO items_llistes VALUES (7, 2, 70, 0)&quot;);">
            <text:p>db.execSQL("INSERT INTO items_llistes VALUES (7, 2, 70, 0)");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style-name="ce1" office:value-type="string">
            <text:p>Ous</text:p>
          </table:table-cell>
          <table:table-cell office:value-type="string">
            <text:p>x</text:p>
          </table:table-cell>
          <table:table-cell office:value-type="float" office:value="1">
            <text:p>1</text:p>
          </table:table-cell>
          <table:table-cell office:value-type="string">
            <text:p>1/2 dotzena d'ous</text:p>
          </table:table-cell>
          <table:table-cell/>
          <table:table-cell table:formula="of:=CONCATENATE(&quot;db.execSQL(&quot;&quot;INSERT INTO items VALUES (&quot;;[.A10];&quot;, '&quot;;[.B10];&quot;', '', '', 0)&quot;&quot;);&quot;)" office:value-type="string" office:string-value="db.execSQL(&quot;INSERT INTO items VALUES (8, 'Ous', '', '', 0)&quot;);">
            <text:p>db.execSQL("INSERT INTO items VALUES (8, 'Ous', '', '', 0)");</text:p>
          </table:table-cell>
          <table:table-cell table:formula="of:=CONCATENATE(&quot;db.execSQL(&quot;&quot;INSERT INTO items_llistes VALUES (&quot;;[.A10];&quot;, 2, &quot;;[.A10]*10;&quot;, 0)&quot;&quot;);&quot;)" office:value-type="string" office:string-value="db.execSQL(&quot;INSERT INTO items_llistes VALUES (8, 2, 80, 0)&quot;);">
            <text:p>db.execSQL("INSERT INTO items_llistes VALUES (8, 2, 80, 0)");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style-name="ce1" office:value-type="string">
            <text:p>Fuet</text:p>
          </table:table-cell>
          <table:table-cell office:value-type="string">
            <text:p>x</text:p>
          </table:table-cell>
          <table:table-cell office:value-type="float" office:value="1.89">
            <text:p>1,89</text:p>
          </table:table-cell>
          <table:table-cell office:value-type="string">
            <text:p>Fuet per entrepans</text:p>
          </table:table-cell>
          <table:table-cell/>
          <table:table-cell table:formula="of:=CONCATENATE(&quot;db.execSQL(&quot;&quot;INSERT INTO items VALUES (&quot;;[.A11];&quot;, '&quot;;[.B11];&quot;', '', '', 0)&quot;&quot;);&quot;)" office:value-type="string" office:string-value="db.execSQL(&quot;INSERT INTO items VALUES (9, 'Fuet', '', '', 0)&quot;);">
            <text:p>db.execSQL("INSERT INTO items VALUES (9, 'Fuet', '', '', 0)");</text:p>
          </table:table-cell>
          <table:table-cell table:formula="of:=CONCATENATE(&quot;db.execSQL(&quot;&quot;INSERT INTO items_llistes VALUES (&quot;;[.A11];&quot;, 2, &quot;;[.A11]*10;&quot;, 0)&quot;&quot;);&quot;)" office:value-type="string" office:string-value="db.execSQL(&quot;INSERT INTO items_llistes VALUES (9, 2, 90, 0)&quot;);">
            <text:p>db.execSQL("INSERT INTO items_llistes VALUES (9, 2, 90, 0)");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style-name="ce1" office:value-type="string">
            <text:p>Xoriço</text:p>
          </table:table-cell>
          <table:table-cell office:value-type="string">
            <text:p>x</text:p>
          </table:table-cell>
          <table:table-cell office:value-type="float" office:value="2.15">
            <text:p>2,15</text:p>
          </table:table-cell>
          <table:table-cell office:value-type="string">
            <text:p>Xoriço per entrepans</text:p>
          </table:table-cell>
          <table:table-cell/>
          <table:table-cell table:formula="of:=CONCATENATE(&quot;db.execSQL(&quot;&quot;INSERT INTO items VALUES (&quot;;[.A12];&quot;, '&quot;;[.B12];&quot;', '', '', 0)&quot;&quot;);&quot;)" office:value-type="string" office:string-value="db.execSQL(&quot;INSERT INTO items VALUES (10, 'Xoriço', '', '', 0)&quot;);">
            <text:p>db.execSQL("INSERT INTO items VALUES (10, 'Xoriço', '', '', 0)");</text:p>
          </table:table-cell>
          <table:table-cell table:formula="of:=CONCATENATE(&quot;db.execSQL(&quot;&quot;INSERT INTO items_llistes VALUES (&quot;;[.A12];&quot;, 2, &quot;;[.A12]*10;&quot;, 0)&quot;&quot;);&quot;)" office:value-type="string" office:string-value="db.execSQL(&quot;INSERT INTO items_llistes VALUES (10, 2, 100, 0)&quot;);">
            <text:p>db.execSQL("INSERT INTO items_llistes VALUES (10, 2, 100, 0)");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style-name="ce1" office:value-type="string">
            <text:p>Pernil</text:p>
          </table:table-cell>
          <table:table-cell office:value-type="string">
            <text:p>x</text:p>
          </table:table-cell>
          <table:table-cell/>
          <table:table-cell office:value-type="string">
            <text:p>Pernil salat per entrepans</text:p>
          </table:table-cell>
          <table:table-cell/>
          <table:table-cell table:formula="of:=CONCATENATE(&quot;db.execSQL(&quot;&quot;INSERT INTO items VALUES (&quot;;[.A13];&quot;, '&quot;;[.B13];&quot;', '', '', 0)&quot;&quot;);&quot;)" office:value-type="string" office:string-value="db.execSQL(&quot;INSERT INTO items VALUES (11, 'Pernil', '', '', 0)&quot;);">
            <text:p>db.execSQL("INSERT INTO items VALUES (11, 'Pernil', '', '', 0)");</text:p>
          </table:table-cell>
          <table:table-cell table:formula="of:=CONCATENATE(&quot;db.execSQL(&quot;&quot;INSERT INTO items_llistes VALUES (&quot;;[.A13];&quot;, 2, &quot;;[.A13]*10;&quot;, 0)&quot;&quot;);&quot;)" office:value-type="string" office:string-value="db.execSQL(&quot;INSERT INTO items_llistes VALUES (11, 2, 110, 0)&quot;);">
            <text:p>db.execSQL("INSERT INTO items_llistes VALUES (11, 2, 110, 0)");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style-name="ce1" office:value-type="string">
            <text:p>Salami</text:p>
          </table:table-cell>
          <table:table-cell office:value-type="string">
            <text:p>x</text:p>
          </table:table-cell>
          <table:table-cell office:value-type="float" office:value="1.35">
            <text:p>1,35</text:p>
          </table:table-cell>
          <table:table-cell office:value-type="string">
            <text:p>Salami per entrepans</text:p>
          </table:table-cell>
          <table:table-cell/>
          <table:table-cell table:formula="of:=CONCATENATE(&quot;db.execSQL(&quot;&quot;INSERT INTO items VALUES (&quot;;[.A14];&quot;, '&quot;;[.B14];&quot;', '', '', 0)&quot;&quot;);&quot;)" office:value-type="string" office:string-value="db.execSQL(&quot;INSERT INTO items VALUES (12, 'Salami', '', '', 0)&quot;);">
            <text:p>db.execSQL("INSERT INTO items VALUES (12, 'Salami', '', '', 0)");</text:p>
          </table:table-cell>
          <table:table-cell table:formula="of:=CONCATENATE(&quot;db.execSQL(&quot;&quot;INSERT INTO items_llistes VALUES (&quot;;[.A14];&quot;, 2, &quot;;[.A14]*10;&quot;, 0)&quot;&quot;);&quot;)" office:value-type="string" office:string-value="db.execSQL(&quot;INSERT INTO items_llistes VALUES (12, 2, 120, 0)&quot;);">
            <text:p>db.execSQL("INSERT INTO items_llistes VALUES (12, 2, 120, 0)");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style-name="ce1" office:value-type="string">
            <text:p>Pernil dolç</text:p>
          </table:table-cell>
          <table:table-cell office:value-type="string">
            <text:p>x</text:p>
          </table:table-cell>
          <table:table-cell office:value-type="float" office:value="1.78">
            <text:p>1,78</text:p>
          </table:table-cell>
          <table:table-cell office:value-type="string">
            <text:p>Pernil dolç</text:p>
          </table:table-cell>
          <table:table-cell/>
          <table:table-cell table:formula="of:=CONCATENATE(&quot;db.execSQL(&quot;&quot;INSERT INTO items VALUES (&quot;;[.A15];&quot;, '&quot;;[.B15];&quot;', '', '', 0)&quot;&quot;);&quot;)" office:value-type="string" office:string-value="db.execSQL(&quot;INSERT INTO items VALUES (13, 'Pernil dolç', '', '', 0)&quot;);">
            <text:p>db.execSQL("INSERT INTO items VALUES (13, 'Pernil dolç', '', '', 0)");</text:p>
          </table:table-cell>
          <table:table-cell table:formula="of:=CONCATENATE(&quot;db.execSQL(&quot;&quot;INSERT INTO items_llistes VALUES (&quot;;[.A15];&quot;, 2, &quot;;[.A15]*10;&quot;, 0)&quot;&quot;);&quot;)" office:value-type="string" office:string-value="db.execSQL(&quot;INSERT INTO items_llistes VALUES (13, 2, 130, 0)&quot;);">
            <text:p>db.execSQL("INSERT INTO items_llistes VALUES (13, 2, 130, 0)");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Tacos pernil dolç</text:p>
          </table:table-cell>
          <table:table-cell office:value-type="string">
            <text:p>x</text:p>
          </table:table-cell>
          <table:table-cell table:number-columns-repeated="3"/>
          <table:table-cell table:formula="of:=CONCATENATE(&quot;db.execSQL(&quot;&quot;INSERT INTO items VALUES (&quot;;[.A16];&quot;, '&quot;;[.B16];&quot;', '', '', 0)&quot;&quot;);&quot;)" office:value-type="string" office:string-value="db.execSQL(&quot;INSERT INTO items VALUES (14, 'Tacos pernil dolç', '', '', 0)&quot;);">
            <text:p>db.execSQL("INSERT INTO items VALUES (14, 'Tacos pernil dolç', '', '', 0)");</text:p>
          </table:table-cell>
          <table:table-cell table:formula="of:=CONCATENATE(&quot;db.execSQL(&quot;&quot;INSERT INTO items_llistes VALUES (&quot;;[.A16];&quot;, 2, &quot;;[.A16]*10;&quot;, 0)&quot;&quot;);&quot;)" office:value-type="string" office:string-value="db.execSQL(&quot;INSERT INTO items_llistes VALUES (14, 2, 140, 0)&quot;);">
            <text:p>db.execSQL("INSERT INTO items_llistes VALUES (14, 2, 140, 0)");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style-name="ce1" office:value-type="string">
            <text:p>Mortadela</text:p>
          </table:table-cell>
          <table:table-cell office:value-type="string">
            <text:p>x</text:p>
          </table:table-cell>
          <table:table-cell office:value-type="float" office:value="0.85">
            <text:p>0,85</text:p>
          </table:table-cell>
          <table:table-cell office:value-type="string">
            <text:p>Mortadela per entrepans</text:p>
          </table:table-cell>
          <table:table-cell/>
          <table:table-cell table:formula="of:=CONCATENATE(&quot;db.execSQL(&quot;&quot;INSERT INTO items VALUES (&quot;;[.A17];&quot;, '&quot;;[.B17];&quot;', '', '', 0)&quot;&quot;);&quot;)" office:value-type="string" office:string-value="db.execSQL(&quot;INSERT INTO items VALUES (15, 'Mortadela', '', '', 0)&quot;);">
            <text:p>db.execSQL("INSERT INTO items VALUES (15, 'Mortadela', '', '', 0)");</text:p>
          </table:table-cell>
          <table:table-cell table:formula="of:=CONCATENATE(&quot;db.execSQL(&quot;&quot;INSERT INTO items_llistes VALUES (&quot;;[.A17];&quot;, 2, &quot;;[.A17]*10;&quot;, 0)&quot;&quot;);&quot;)" office:value-type="string" office:string-value="db.execSQL(&quot;INSERT INTO items_llistes VALUES (15, 2, 150, 0)&quot;);">
            <text:p>db.execSQL("INSERT INTO items_llistes VALUES (15, 2, 150, 0)");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style-name="ce1" office:value-type="string">
            <text:p>Catalana</text:p>
          </table:table-cell>
          <table:table-cell office:value-type="string">
            <text:p>x</text:p>
          </table:table-cell>
          <table:table-cell office:value-type="float" office:value="1.5">
            <text:p>1,5</text:p>
          </table:table-cell>
          <table:table-cell office:value-type="string">
            <text:p>Catalana per entrepans</text:p>
          </table:table-cell>
          <table:table-cell/>
          <table:table-cell table:formula="of:=CONCATENATE(&quot;db.execSQL(&quot;&quot;INSERT INTO items VALUES (&quot;;[.A18];&quot;, '&quot;;[.B18];&quot;', '', '', 0)&quot;&quot;);&quot;)" office:value-type="string" office:string-value="db.execSQL(&quot;INSERT INTO items VALUES (16, 'Catalana', '', '', 0)&quot;);">
            <text:p>db.execSQL("INSERT INTO items VALUES (16, 'Catalana', '', '', 0)");</text:p>
          </table:table-cell>
          <table:table-cell table:formula="of:=CONCATENATE(&quot;db.execSQL(&quot;&quot;INSERT INTO items_llistes VALUES (&quot;;[.A18];&quot;, 2, &quot;;[.A18]*10;&quot;, 0)&quot;&quot;);&quot;)" office:value-type="string" office:string-value="db.execSQL(&quot;INSERT INTO items_llistes VALUES (16, 2, 160, 0)&quot;);">
            <text:p>db.execSQL("INSERT INTO items_llistes VALUES (16, 2, 160, 0)");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style-name="ce1" office:value-type="string">
            <text:p>Tranchetes</text:p>
          </table:table-cell>
          <table:table-cell office:value-type="string">
            <text:p>x</text:p>
          </table:table-cell>
          <table:table-cell/>
          <table:table-cell office:value-type="string">
            <text:p>Tranchetes</text:p>
          </table:table-cell>
          <table:table-cell/>
          <table:table-cell table:formula="of:=CONCATENATE(&quot;db.execSQL(&quot;&quot;INSERT INTO items VALUES (&quot;;[.A19];&quot;, '&quot;;[.B19];&quot;', '', '', 0)&quot;&quot;);&quot;)" office:value-type="string" office:string-value="db.execSQL(&quot;INSERT INTO items VALUES (17, 'Tranchetes', '', '', 0)&quot;);">
            <text:p>db.execSQL("INSERT INTO items VALUES (17, 'Tranchetes', '', '', 0)");</text:p>
          </table:table-cell>
          <table:table-cell table:formula="of:=CONCATENATE(&quot;db.execSQL(&quot;&quot;INSERT INTO items_llistes VALUES (&quot;;[.A19];&quot;, 2, &quot;;[.A19]*10;&quot;, 0)&quot;&quot;);&quot;)" office:value-type="string" office:string-value="db.execSQL(&quot;INSERT INTO items_llistes VALUES (17, 2, 170, 0)&quot;);">
            <text:p>db.execSQL("INSERT INTO items_llistes VALUES (17, 2, 170, 0)");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style-name="ce1" office:value-type="string">
            <text:p>Formatge ratllat</text:p>
          </table:table-cell>
          <table:table-cell office:value-type="string">
            <text:p>x</text:p>
          </table:table-cell>
          <table:table-cell office:value-type="float" office:value="1.23">
            <text:p>1,23</text:p>
          </table:table-cell>
          <table:table-cell office:value-type="string">
            <text:p>Formatge ratllat per pasta</text:p>
          </table:table-cell>
          <table:table-cell/>
          <table:table-cell table:formula="of:=CONCATENATE(&quot;db.execSQL(&quot;&quot;INSERT INTO items VALUES (&quot;;[.A20];&quot;, '&quot;;[.B20];&quot;', '', '', 0)&quot;&quot;);&quot;)" office:value-type="string" office:string-value="db.execSQL(&quot;INSERT INTO items VALUES (18, 'Formatge ratllat', '', '', 0)&quot;);">
            <text:p>db.execSQL("INSERT INTO items VALUES (18, 'Formatge ratllat', '', '', 0)");</text:p>
          </table:table-cell>
          <table:table-cell table:formula="of:=CONCATENATE(&quot;db.execSQL(&quot;&quot;INSERT INTO items_llistes VALUES (&quot;;[.A20];&quot;, 2, &quot;;[.A20]*10;&quot;, 0)&quot;&quot;);&quot;)" office:value-type="string" office:string-value="db.execSQL(&quot;INSERT INTO items_llistes VALUES (18, 2, 180, 0)&quot;);">
            <text:p>db.execSQL("INSERT INTO items_llistes VALUES (18, 2, 180, 0)");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style-name="ce1" office:value-type="string">
            <text:p>Formatge cabra</text:p>
          </table:table-cell>
          <table:table-cell office:value-type="string">
            <text:p>x</text:p>
          </table:table-cell>
          <table:table-cell office:value-type="float" office:value="1.7">
            <text:p>1,7</text:p>
          </table:table-cell>
          <table:table-cell office:value-type="string">
            <text:p>Formatge de cabra per l'amanida</text:p>
          </table:table-cell>
          <table:table-cell/>
          <table:table-cell table:formula="of:=CONCATENATE(&quot;db.execSQL(&quot;&quot;INSERT INTO items VALUES (&quot;;[.A21];&quot;, '&quot;;[.B21];&quot;', '', '', 0)&quot;&quot;);&quot;)" office:value-type="string" office:string-value="db.execSQL(&quot;INSERT INTO items VALUES (19, 'Formatge cabra', '', '', 0)&quot;);">
            <text:p>db.execSQL("INSERT INTO items VALUES (19, 'Formatge cabra', '', '', 0)");</text:p>
          </table:table-cell>
          <table:table-cell table:formula="of:=CONCATENATE(&quot;db.execSQL(&quot;&quot;INSERT INTO items_llistes VALUES (&quot;;[.A21];&quot;, 2, &quot;;[.A21]*10;&quot;, 0)&quot;&quot;);&quot;)" office:value-type="string" office:string-value="db.execSQL(&quot;INSERT INTO items_llistes VALUES (19, 2, 190, 0)&quot;);">
            <text:p>db.execSQL("INSERT INTO items_llistes VALUES (19, 2, 190, 0)");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style-name="ce1" office:value-type="string">
            <text:p>Frankfurts</text:p>
          </table:table-cell>
          <table:table-cell office:value-type="string">
            <text:p>x</text:p>
          </table:table-cell>
          <table:table-cell/>
          <table:table-cell office:value-type="string">
            <text:p>Frankfurts</text:p>
          </table:table-cell>
          <table:table-cell/>
          <table:table-cell table:formula="of:=CONCATENATE(&quot;db.execSQL(&quot;&quot;INSERT INTO items VALUES (&quot;;[.A22];&quot;, '&quot;;[.B22];&quot;', '', '', 0)&quot;&quot;);&quot;)" office:value-type="string" office:string-value="db.execSQL(&quot;INSERT INTO items VALUES (20, 'Frankfurts', '', '', 0)&quot;);">
            <text:p>db.execSQL("INSERT INTO items VALUES (20, 'Frankfurts', '', '', 0)");</text:p>
          </table:table-cell>
          <table:table-cell table:formula="of:=CONCATENATE(&quot;db.execSQL(&quot;&quot;INSERT INTO items_llistes VALUES (&quot;;[.A22];&quot;, 2, &quot;;[.A22]*10;&quot;, 0)&quot;&quot;);&quot;)" office:value-type="string" office:string-value="db.execSQL(&quot;INSERT INTO items_llistes VALUES (20, 2, 200, 0)&quot;);">
            <text:p>db.execSQL("INSERT INTO items_llistes VALUES (20, 2, 200, 0)");</text:p>
          </table:table-cell>
        </table:table-row>
        <table:table-row table:style-name="ro1">
          <table:table-cell office:value-type="float" office:value="21">
            <text:p>21</text:p>
          </table:table-cell>
          <table:table-cell table:style-name="ce1" office:value-type="string">
            <text:p>Xistorra</text:p>
          </table:table-cell>
          <table:table-cell office:value-type="string">
            <text:p>x</text:p>
          </table:table-cell>
          <table:table-cell/>
          <table:table-cell office:value-type="string">
            <text:p>Xistorra</text:p>
          </table:table-cell>
          <table:table-cell/>
          <table:table-cell table:formula="of:=CONCATENATE(&quot;db.execSQL(&quot;&quot;INSERT INTO items VALUES (&quot;;[.A23];&quot;, '&quot;;[.B23];&quot;', '', '', 0)&quot;&quot;);&quot;)" office:value-type="string" office:string-value="db.execSQL(&quot;INSERT INTO items VALUES (21, 'Xistorra', '', '', 0)&quot;);">
            <text:p>db.execSQL("INSERT INTO items VALUES (21, 'Xistorra', '', '', 0)");</text:p>
          </table:table-cell>
          <table:table-cell table:formula="of:=CONCATENATE(&quot;db.execSQL(&quot;&quot;INSERT INTO items_llistes VALUES (&quot;;[.A23];&quot;, 2, &quot;;[.A23]*10;&quot;, 0)&quot;&quot;);&quot;)" office:value-type="string" office:string-value="db.execSQL(&quot;INSERT INTO items_llistes VALUES (21, 2, 210, 0)&quot;);">
            <text:p>db.execSQL("INSERT INTO items_llistes VALUES (21, 2, 210, 0)");</text:p>
          </table:table-cell>
        </table:table-row>
        <table:table-row table:style-name="ro1">
          <table:table-cell office:value-type="float" office:value="22">
            <text:p>22</text:p>
          </table:table-cell>
          <table:table-cell table:style-name="ce1" office:value-type="string">
            <text:p>Salmó</text:p>
          </table:table-cell>
          <table:table-cell office:value-type="string">
            <text:p>x</text:p>
          </table:table-cell>
          <table:table-cell office:value-type="float" office:value="1.75">
            <text:p>1,75</text:p>
          </table:table-cell>
          <table:table-cell office:value-type="string">
            <text:p>Salmó</text:p>
          </table:table-cell>
          <table:table-cell/>
          <table:table-cell table:formula="of:=CONCATENATE(&quot;db.execSQL(&quot;&quot;INSERT INTO items VALUES (&quot;;[.A24];&quot;, '&quot;;[.B24];&quot;', '', '', 0)&quot;&quot;);&quot;)" office:value-type="string" office:string-value="db.execSQL(&quot;INSERT INTO items VALUES (22, 'Salmó', '', '', 0)&quot;);">
            <text:p>db.execSQL("INSERT INTO items VALUES (22, 'Salmó', '', '', 0)");</text:p>
          </table:table-cell>
          <table:table-cell table:formula="of:=CONCATENATE(&quot;db.execSQL(&quot;&quot;INSERT INTO items_llistes VALUES (&quot;;[.A24];&quot;, 2, &quot;;[.A24]*10;&quot;, 0)&quot;&quot;);&quot;)" office:value-type="string" office:string-value="db.execSQL(&quot;INSERT INTO items_llistes VALUES (22, 2, 220, 0)&quot;);">
            <text:p>db.execSQL("INSERT INTO items_llistes VALUES (22, 2, 220, 0)");</text:p>
          </table:table-cell>
        </table:table-row>
        <table:table-row table:style-name="ro1">
          <table:table-cell office:value-type="float" office:value="23">
            <text:p>23</text:p>
          </table:table-cell>
          <table:table-cell table:style-name="ce1" office:value-type="string">
            <text:p>Carbonara</text:p>
          </table:table-cell>
          <table:table-cell office:value-type="string">
            <text:p>x</text:p>
          </table:table-cell>
          <table:table-cell office:value-type="float" office:value="1.79">
            <text:p>1,79</text:p>
          </table:table-cell>
          <table:table-cell office:value-type="string">
            <text:p>Salsa carbonara</text:p>
          </table:table-cell>
          <table:table-cell/>
          <table:table-cell table:formula="of:=CONCATENATE(&quot;db.execSQL(&quot;&quot;INSERT INTO items VALUES (&quot;;[.A25];&quot;, '&quot;;[.B25];&quot;', '', '', 0)&quot;&quot;);&quot;)" office:value-type="string" office:string-value="db.execSQL(&quot;INSERT INTO items VALUES (23, 'Carbonara', '', '', 0)&quot;);">
            <text:p>db.execSQL("INSERT INTO items VALUES (23, 'Carbonara', '', '', 0)");</text:p>
          </table:table-cell>
          <table:table-cell table:formula="of:=CONCATENATE(&quot;db.execSQL(&quot;&quot;INSERT INTO items_llistes VALUES (&quot;;[.A25];&quot;, 2, &quot;;[.A25]*10;&quot;, 0)&quot;&quot;);&quot;)" office:value-type="string" office:string-value="db.execSQL(&quot;INSERT INTO items_llistes VALUES (23, 2, 230, 0)&quot;);">
            <text:p>db.execSQL("INSERT INTO items_llistes VALUES (23, 2, 230, 0)");</text:p>
          </table:table-cell>
        </table:table-row>
        <table:table-row table:style-name="ro1">
          <table:table-cell office:value-type="float" office:value="24">
            <text:p>24</text:p>
          </table:table-cell>
          <table:table-cell table:style-name="ce1" office:value-type="string">
            <text:p>Peix</text:p>
          </table:table-cell>
          <table:table-cell office:value-type="string">
            <text:p>x</text:p>
          </table:table-cell>
          <table:table-cell/>
          <table:table-cell office:value-type="string">
            <text:p>Peix</text:p>
          </table:table-cell>
          <table:table-cell/>
          <table:table-cell table:formula="of:=CONCATENATE(&quot;db.execSQL(&quot;&quot;INSERT INTO items VALUES (&quot;;[.A26];&quot;, '&quot;;[.B26];&quot;', '', '', 0)&quot;&quot;);&quot;)" office:value-type="string" office:string-value="db.execSQL(&quot;INSERT INTO items VALUES (24, 'Peix', '', '', 0)&quot;);">
            <text:p>db.execSQL("INSERT INTO items VALUES (24, 'Peix', '', '', 0)");</text:p>
          </table:table-cell>
          <table:table-cell table:formula="of:=CONCATENATE(&quot;db.execSQL(&quot;&quot;INSERT INTO items_llistes VALUES (&quot;;[.A26];&quot;, 2, &quot;;[.A26]*10;&quot;, 0)&quot;&quot;);&quot;)" office:value-type="string" office:string-value="db.execSQL(&quot;INSERT INTO items_llistes VALUES (24, 2, 240, 0)&quot;);">
            <text:p>db.execSQL("INSERT INTO items_llistes VALUES (24, 2, 240, 0)");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Carn</text:p>
          </table:table-cell>
          <table:table-cell office:value-type="string">
            <text:p>x</text:p>
          </table:table-cell>
          <table:table-cell table:number-columns-repeated="3"/>
          <table:table-cell table:formula="of:=CONCATENATE(&quot;db.execSQL(&quot;&quot;INSERT INTO items VALUES (&quot;;[.A27];&quot;, '&quot;;[.B27];&quot;', '', '', 0)&quot;&quot;);&quot;)" office:value-type="string" office:string-value="db.execSQL(&quot;INSERT INTO items VALUES (25, 'Carn', '', '', 0)&quot;);">
            <text:p>db.execSQL("INSERT INTO items VALUES (25, 'Carn', '', '', 0)");</text:p>
          </table:table-cell>
          <table:table-cell table:formula="of:=CONCATENATE(&quot;db.execSQL(&quot;&quot;INSERT INTO items_llistes VALUES (&quot;;[.A27];&quot;, 2, &quot;;[.A27]*10;&quot;, 0)&quot;&quot;);&quot;)" office:value-type="string" office:string-value="db.execSQL(&quot;INSERT INTO items_llistes VALUES (25, 2, 250, 0)&quot;);">
            <text:p>db.execSQL("INSERT INTO items_llistes VALUES (25, 2, 250, 0)");</text:p>
          </table:table-cell>
        </table:table-row>
        <table:table-row table:style-name="ro1">
          <table:table-cell office:value-type="float" office:value="26">
            <text:p>26</text:p>
          </table:table-cell>
          <table:table-cell table:style-name="ce1" office:value-type="string">
            <text:p>Pizza</text:p>
          </table:table-cell>
          <table:table-cell office:value-type="string">
            <text:p>x</text:p>
          </table:table-cell>
          <table:table-cell office:value-type="float" office:value="2.39">
            <text:p>2,39</text:p>
          </table:table-cell>
          <table:table-cell office:value-type="string">
            <text:p>Pizza</text:p>
          </table:table-cell>
          <table:table-cell/>
          <table:table-cell table:formula="of:=CONCATENATE(&quot;db.execSQL(&quot;&quot;INSERT INTO items VALUES (&quot;;[.A28];&quot;, '&quot;;[.B28];&quot;', '', '', 0)&quot;&quot;);&quot;)" office:value-type="string" office:string-value="db.execSQL(&quot;INSERT INTO items VALUES (26, 'Pizza', '', '', 0)&quot;);">
            <text:p>db.execSQL("INSERT INTO items VALUES (26, 'Pizza', '', '', 0)");</text:p>
          </table:table-cell>
          <table:table-cell table:formula="of:=CONCATENATE(&quot;db.execSQL(&quot;&quot;INSERT INTO items_llistes VALUES (&quot;;[.A28];&quot;, 2, &quot;;[.A28]*10;&quot;, 0)&quot;&quot;);&quot;)" office:value-type="string" office:string-value="db.execSQL(&quot;INSERT INTO items_llistes VALUES (26, 2, 260, 0)&quot;);">
            <text:p>db.execSQL("INSERT INTO items_llistes VALUES (26, 2, 260, 0)");</text:p>
          </table:table-cell>
        </table:table-row>
        <table:table-row table:style-name="ro1">
          <table:table-cell office:value-type="float" office:value="27">
            <text:p>27</text:p>
          </table:table-cell>
          <table:table-cell table:style-name="ce1" office:value-type="string">
            <text:p>Quicos</text:p>
          </table:table-cell>
          <table:table-cell office:value-type="string">
            <text:p>x</text:p>
          </table:table-cell>
          <table:table-cell/>
          <table:table-cell office:value-type="string">
            <text:p>Quicos</text:p>
          </table:table-cell>
          <table:table-cell/>
          <table:table-cell table:formula="of:=CONCATENATE(&quot;db.execSQL(&quot;&quot;INSERT INTO items VALUES (&quot;;[.A29];&quot;, '&quot;;[.B29];&quot;', '', '', 0)&quot;&quot;);&quot;)" office:value-type="string" office:string-value="db.execSQL(&quot;INSERT INTO items VALUES (27, 'Quicos', '', '', 0)&quot;);">
            <text:p>db.execSQL("INSERT INTO items VALUES (27, 'Quicos', '', '', 0)");</text:p>
          </table:table-cell>
          <table:table-cell table:formula="of:=CONCATENATE(&quot;db.execSQL(&quot;&quot;INSERT INTO items_llistes VALUES (&quot;;[.A29];&quot;, 2, &quot;;[.A29]*10;&quot;, 0)&quot;&quot;);&quot;)" office:value-type="string" office:string-value="db.execSQL(&quot;INSERT INTO items_llistes VALUES (27, 2, 270, 0)&quot;);">
            <text:p>db.execSQL("INSERT INTO items_llistes VALUES (27, 2, 270, 0)");</text:p>
          </table:table-cell>
        </table:table-row>
        <table:table-row table:style-name="ro1">
          <table:table-cell office:value-type="float" office:value="28">
            <text:p>28</text:p>
          </table:table-cell>
          <table:table-cell table:style-name="ce1" office:value-type="string">
            <text:p>Sabó dutxa</text:p>
          </table:table-cell>
          <table:table-cell office:value-type="string">
            <text:p>x</text:p>
          </table:table-cell>
          <table:table-cell office:value-type="float" office:value="1.35">
            <text:p>1,35</text:p>
          </table:table-cell>
          <table:table-cell office:value-type="string">
            <text:p>Sabó de dutxa</text:p>
          </table:table-cell>
          <table:table-cell/>
          <table:table-cell table:formula="of:=CONCATENATE(&quot;db.execSQL(&quot;&quot;INSERT INTO items VALUES (&quot;;[.A30];&quot;, '&quot;;[.B30];&quot;', '', '', 0)&quot;&quot;);&quot;)" office:value-type="string" office:string-value="db.execSQL(&quot;INSERT INTO items VALUES (28, 'Sabó dutxa', '', '', 0)&quot;);">
            <text:p>db.execSQL("INSERT INTO items VALUES (28, 'Sabó dutxa', '', '', 0)");</text:p>
          </table:table-cell>
          <table:table-cell table:formula="of:=CONCATENATE(&quot;db.execSQL(&quot;&quot;INSERT INTO items_llistes VALUES (&quot;;[.A30];&quot;, 2, &quot;;[.A30]*10;&quot;, 0)&quot;&quot;);&quot;)" office:value-type="string" office:string-value="db.execSQL(&quot;INSERT INTO items_llistes VALUES (28, 2, 280, 0)&quot;);">
            <text:p>db.execSQL("INSERT INTO items_llistes VALUES (28, 2, 280, 0)");</text:p>
          </table:table-cell>
        </table:table-row>
        <table:table-row table:style-name="ro1">
          <table:table-cell office:value-type="float" office:value="29">
            <text:p>29</text:p>
          </table:table-cell>
          <table:table-cell table:style-name="ce1" office:value-type="string">
            <text:p>Xampú</text:p>
          </table:table-cell>
          <table:table-cell office:value-type="string">
            <text:p>x</text:p>
          </table:table-cell>
          <table:table-cell/>
          <table:table-cell office:value-type="string">
            <text:p>Xampú</text:p>
          </table:table-cell>
          <table:table-cell/>
          <table:table-cell table:formula="of:=CONCATENATE(&quot;db.execSQL(&quot;&quot;INSERT INTO items VALUES (&quot;;[.A31];&quot;, '&quot;;[.B31];&quot;', '', '', 0)&quot;&quot;);&quot;)" office:value-type="string" office:string-value="db.execSQL(&quot;INSERT INTO items VALUES (29, 'Xampú', '', '', 0)&quot;);">
            <text:p>db.execSQL("INSERT INTO items VALUES (29, 'Xampú', '', '', 0)");</text:p>
          </table:table-cell>
          <table:table-cell table:formula="of:=CONCATENATE(&quot;db.execSQL(&quot;&quot;INSERT INTO items_llistes VALUES (&quot;;[.A31];&quot;, 2, &quot;;[.A31]*10;&quot;, 0)&quot;&quot;);&quot;)" office:value-type="string" office:string-value="db.execSQL(&quot;INSERT INTO items_llistes VALUES (29, 2, 290, 0)&quot;);">
            <text:p>db.execSQL("INSERT INTO items_llistes VALUES (29, 2, 290, 0)");</text:p>
          </table:table-cell>
        </table:table-row>
        <table:table-row table:style-name="ro1">
          <table:table-cell office:value-type="float" office:value="30">
            <text:p>30</text:p>
          </table:table-cell>
          <table:table-cell table:style-name="ce1" office:value-type="string">
            <text:p>Pa bimbo</text:p>
          </table:table-cell>
          <table:table-cell office:value-type="string">
            <text:p>x</text:p>
          </table:table-cell>
          <table:table-cell/>
          <table:table-cell office:value-type="string">
            <text:p>Pa bimbo</text:p>
          </table:table-cell>
          <table:table-cell/>
          <table:table-cell table:formula="of:=CONCATENATE(&quot;db.execSQL(&quot;&quot;INSERT INTO items VALUES (&quot;;[.A32];&quot;, '&quot;;[.B32];&quot;', '', '', 0)&quot;&quot;);&quot;)" office:value-type="string" office:string-value="db.execSQL(&quot;INSERT INTO items VALUES (30, 'Pa bimbo', '', '', 0)&quot;);">
            <text:p>db.execSQL("INSERT INTO items VALUES (30, 'Pa bimbo', '', '', 0)");</text:p>
          </table:table-cell>
          <table:table-cell table:formula="of:=CONCATENATE(&quot;db.execSQL(&quot;&quot;INSERT INTO items_llistes VALUES (&quot;;[.A32];&quot;, 2, &quot;;[.A32]*10;&quot;, 0)&quot;&quot;);&quot;)" office:value-type="string" office:string-value="db.execSQL(&quot;INSERT INTO items_llistes VALUES (30, 2, 300, 0)&quot;);">
            <text:p>db.execSQL("INSERT INTO items_llistes VALUES (30, 2, 300, 0)");</text:p>
          </table:table-cell>
        </table:table-row>
        <table:table-row table:style-name="ro1">
          <table:table-cell office:value-type="float" office:value="31">
            <text:p>31</text:p>
          </table:table-cell>
          <table:table-cell table:style-name="ce1" office:value-type="string">
            <text:p>Yogur coco</text:p>
          </table:table-cell>
          <table:table-cell office:value-type="string">
            <text:p>x</text:p>
          </table:table-cell>
          <table:table-cell office:value-type="float" office:value="0.55">
            <text:p>0,55</text:p>
          </table:table-cell>
          <table:table-cell office:value-type="string">
            <text:p>Yogurt de coco</text:p>
          </table:table-cell>
          <table:table-cell/>
          <table:table-cell table:formula="of:=CONCATENATE(&quot;db.execSQL(&quot;&quot;INSERT INTO items VALUES (&quot;;[.A33];&quot;, '&quot;;[.B33];&quot;', '', '', 0)&quot;&quot;);&quot;)" office:value-type="string" office:string-value="db.execSQL(&quot;INSERT INTO items VALUES (31, 'Yogur coco', '', '', 0)&quot;);">
            <text:p>db.execSQL("INSERT INTO items VALUES (31, 'Yogur coco', '', '', 0)");</text:p>
          </table:table-cell>
          <table:table-cell table:formula="of:=CONCATENATE(&quot;db.execSQL(&quot;&quot;INSERT INTO items_llistes VALUES (&quot;;[.A33];&quot;, 2, &quot;;[.A33]*10;&quot;, 0)&quot;&quot;);&quot;)" office:value-type="string" office:string-value="db.execSQL(&quot;INSERT INTO items_llistes VALUES (31, 2, 310, 0)&quot;);">
            <text:p>db.execSQL("INSERT INTO items_llistes VALUES (31, 2, 310, 0)");</text:p>
          </table:table-cell>
        </table:table-row>
        <table:table-row table:style-name="ro1">
          <table:table-cell office:value-type="float" office:value="32">
            <text:p>32</text:p>
          </table:table-cell>
          <table:table-cell table:style-name="ce1" office:value-type="string">
            <text:p>Yogur llimona</text:p>
          </table:table-cell>
          <table:table-cell office:value-type="string">
            <text:p>x</text:p>
          </table:table-cell>
          <table:table-cell office:value-type="float" office:value="0.55">
            <text:p>0,55</text:p>
          </table:table-cell>
          <table:table-cell office:value-type="string">
            <text:p>Yogurt de llimona</text:p>
          </table:table-cell>
          <table:table-cell/>
          <table:table-cell table:formula="of:=CONCATENATE(&quot;db.execSQL(&quot;&quot;INSERT INTO items VALUES (&quot;;[.A34];&quot;, '&quot;;[.B34];&quot;', '', '', 0)&quot;&quot;);&quot;)" office:value-type="string" office:string-value="db.execSQL(&quot;INSERT INTO items VALUES (32, 'Yogur llimona', '', '', 0)&quot;);">
            <text:p>db.execSQL("INSERT INTO items VALUES (32, 'Yogur llimona', '', '', 0)");</text:p>
          </table:table-cell>
          <table:table-cell table:formula="of:=CONCATENATE(&quot;db.execSQL(&quot;&quot;INSERT INTO items_llistes VALUES (&quot;;[.A34];&quot;, 2, &quot;;[.A34]*10;&quot;, 0)&quot;&quot;);&quot;)" office:value-type="string" office:string-value="db.execSQL(&quot;INSERT INTO items_llistes VALUES (32, 2, 320, 0)&quot;);">
            <text:p>db.execSQL("INSERT INTO items_llistes VALUES (32, 2, 320, 0)");</text:p>
          </table:table-cell>
        </table:table-row>
        <table:table-row table:style-name="ro1">
          <table:table-cell office:value-type="float" office:value="33">
            <text:p>33</text:p>
          </table:table-cell>
          <table:table-cell table:style-name="ce1" office:value-type="string">
            <text:p>Yogur fresa</text:p>
          </table:table-cell>
          <table:table-cell office:value-type="string">
            <text:p>x</text:p>
          </table:table-cell>
          <table:table-cell office:value-type="float" office:value="0.55">
            <text:p>0,55</text:p>
          </table:table-cell>
          <table:table-cell office:value-type="string">
            <text:p>Yogurt de fresa</text:p>
          </table:table-cell>
          <table:table-cell/>
          <table:table-cell table:formula="of:=CONCATENATE(&quot;db.execSQL(&quot;&quot;INSERT INTO items VALUES (&quot;;[.A35];&quot;, '&quot;;[.B35];&quot;', '', '', 0)&quot;&quot;);&quot;)" office:value-type="string" office:string-value="db.execSQL(&quot;INSERT INTO items VALUES (33, 'Yogur fresa', '', '', 0)&quot;);">
            <text:p>db.execSQL("INSERT INTO items VALUES (33, 'Yogur fresa', '', '', 0)");</text:p>
          </table:table-cell>
          <table:table-cell table:formula="of:=CONCATENATE(&quot;db.execSQL(&quot;&quot;INSERT INTO items_llistes VALUES (&quot;;[.A35];&quot;, 2, &quot;;[.A35]*10;&quot;, 0)&quot;&quot;);&quot;)" office:value-type="string" office:string-value="db.execSQL(&quot;INSERT INTO items_llistes VALUES (33, 2, 330, 0)&quot;);">
            <text:p>db.execSQL("INSERT INTO items_llistes VALUES (33, 2, 330, 0)");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Yogur macedonia</text:p>
          </table:table-cell>
          <table:table-cell office:value-type="string">
            <text:p>x</text:p>
          </table:table-cell>
          <table:table-cell table:number-columns-repeated="3"/>
          <table:table-cell table:formula="of:=CONCATENATE(&quot;db.execSQL(&quot;&quot;INSERT INTO items VALUES (&quot;;[.A36];&quot;, '&quot;;[.B36];&quot;', '', '', 0)&quot;&quot;);&quot;)" office:value-type="string" office:string-value="db.execSQL(&quot;INSERT INTO items VALUES (34, 'Yogur macedonia', '', '', 0)&quot;);">
            <text:p>db.execSQL("INSERT INTO items VALUES (34, 'Yogur macedonia', '', '', 0)");</text:p>
          </table:table-cell>
          <table:table-cell table:formula="of:=CONCATENATE(&quot;db.execSQL(&quot;&quot;INSERT INTO items_llistes VALUES (&quot;;[.A36];&quot;, 2, &quot;;[.A36]*10;&quot;, 0)&quot;&quot;);&quot;)" office:value-type="string" office:string-value="db.execSQL(&quot;INSERT INTO items_llistes VALUES (34, 2, 340, 0)&quot;);">
            <text:p>db.execSQL("INSERT INTO items_llistes VALUES (34, 2, 340, 0)");</text:p>
          </table:table-cell>
        </table:table-row>
        <table:table-row table:style-name="ro1">
          <table:table-cell office:value-type="float" office:value="35">
            <text:p>35</text:p>
          </table:table-cell>
          <table:table-cell table:style-name="ce1" office:value-type="string">
            <text:p>Cereals</text:p>
          </table:table-cell>
          <table:table-cell office:value-type="string">
            <text:p>x</text:p>
          </table:table-cell>
          <table:table-cell/>
          <table:table-cell office:value-type="string">
            <text:p>Cereals</text:p>
          </table:table-cell>
          <table:table-cell/>
          <table:table-cell table:formula="of:=CONCATENATE(&quot;db.execSQL(&quot;&quot;INSERT INTO items VALUES (&quot;;[.A37];&quot;, '&quot;;[.B37];&quot;', '', '', 0)&quot;&quot;);&quot;)" office:value-type="string" office:string-value="db.execSQL(&quot;INSERT INTO items VALUES (35, 'Cereals', '', '', 0)&quot;);">
            <text:p>db.execSQL("INSERT INTO items VALUES (35, 'Cereals', '', '', 0)");</text:p>
          </table:table-cell>
          <table:table-cell table:formula="of:=CONCATENATE(&quot;db.execSQL(&quot;&quot;INSERT INTO items_llistes VALUES (&quot;;[.A37];&quot;, 2, &quot;;[.A37]*10;&quot;, 0)&quot;&quot;);&quot;)" office:value-type="string" office:string-value="db.execSQL(&quot;INSERT INTO items_llistes VALUES (35, 2, 350, 0)&quot;);">
            <text:p>db.execSQL("INSERT INTO items_llistes VALUES (35, 2, 350, 0)");</text:p>
          </table:table-cell>
        </table:table-row>
        <table:table-row table:style-name="ro1">
          <table:table-cell office:value-type="float" office:value="36">
            <text:p>36</text:p>
          </table:table-cell>
          <table:table-cell table:style-name="ce1" office:value-type="string">
            <text:p>Naquis</text:p>
          </table:table-cell>
          <table:table-cell office:value-type="string">
            <text:p>x</text:p>
          </table:table-cell>
          <table:table-cell/>
          <table:table-cell office:value-type="string">
            <text:p>Naquis</text:p>
          </table:table-cell>
          <table:table-cell/>
          <table:table-cell table:formula="of:=CONCATENATE(&quot;db.execSQL(&quot;&quot;INSERT INTO items VALUES (&quot;;[.A38];&quot;, '&quot;;[.B38];&quot;', '', '', 0)&quot;&quot;);&quot;)" office:value-type="string" office:string-value="db.execSQL(&quot;INSERT INTO items VALUES (36, 'Naquis', '', '', 0)&quot;);">
            <text:p>db.execSQL("INSERT INTO items VALUES (36, 'Naquis', '', '', 0)");</text:p>
          </table:table-cell>
          <table:table-cell table:formula="of:=CONCATENATE(&quot;db.execSQL(&quot;&quot;INSERT INTO items_llistes VALUES (&quot;;[.A38];&quot;, 2, &quot;;[.A38]*10;&quot;, 0)&quot;&quot;);&quot;)" office:value-type="string" office:string-value="db.execSQL(&quot;INSERT INTO items_llistes VALUES (36, 2, 360, 0)&quot;);">
            <text:p>db.execSQL("INSERT INTO items_llistes VALUES (36, 2, 360, 0)");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Estrella Damm</text:p>
          </table:table-cell>
          <table:table-cell office:value-type="string">
            <text:p>x</text:p>
          </table:table-cell>
          <table:table-cell table:number-columns-repeated="3"/>
          <table:table-cell table:formula="of:=CONCATENATE(&quot;db.execSQL(&quot;&quot;INSERT INTO items VALUES (&quot;;[.A39];&quot;, '&quot;;[.B39];&quot;', '', '', 0)&quot;&quot;);&quot;)" office:value-type="string" office:string-value="db.execSQL(&quot;INSERT INTO items VALUES (37, 'Estrella Damm', '', '', 0)&quot;);">
            <text:p>db.execSQL("INSERT INTO items VALUES (37, 'Estrella Damm', '', '', 0)");</text:p>
          </table:table-cell>
          <table:table-cell table:formula="of:=CONCATENATE(&quot;db.execSQL(&quot;&quot;INSERT INTO items_llistes VALUES (&quot;;[.A39];&quot;, 2, &quot;;[.A39]*10;&quot;, 0)&quot;&quot;);&quot;)" office:value-type="string" office:string-value="db.execSQL(&quot;INSERT INTO items_llistes VALUES (37, 2, 370, 0)&quot;);">
            <text:p>db.execSQL("INSERT INTO items_llistes VALUES (37, 2, 370, 0)");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Voll Damm</text:p>
          </table:table-cell>
          <table:table-cell office:value-type="string">
            <text:p>x</text:p>
          </table:table-cell>
          <table:table-cell table:number-columns-repeated="3"/>
          <table:table-cell table:formula="of:=CONCATENATE(&quot;db.execSQL(&quot;&quot;INSERT INTO items VALUES (&quot;;[.A40];&quot;, '&quot;;[.B40];&quot;', '', '', 0)&quot;&quot;);&quot;)" office:value-type="string" office:string-value="db.execSQL(&quot;INSERT INTO items VALUES (38, 'Voll Damm', '', '', 0)&quot;);">
            <text:p>db.execSQL("INSERT INTO items VALUES (38, 'Voll Damm', '', '', 0)");</text:p>
          </table:table-cell>
          <table:table-cell table:formula="of:=CONCATENATE(&quot;db.execSQL(&quot;&quot;INSERT INTO items_llistes VALUES (&quot;;[.A40];&quot;, 2, &quot;;[.A40]*10;&quot;, 0)&quot;&quot;);&quot;)" office:value-type="string" office:string-value="db.execSQL(&quot;INSERT INTO items_llistes VALUES (38, 2, 380, 0)&quot;);">
            <text:p>db.execSQL("INSERT INTO items_llistes VALUES (38, 2, 380, 0)");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Aigua</text:p>
          </table:table-cell>
          <table:table-cell office:value-type="string">
            <text:p>x</text:p>
          </table:table-cell>
          <table:table-cell table:number-columns-repeated="3"/>
          <table:table-cell table:formula="of:=CONCATENATE(&quot;db.execSQL(&quot;&quot;INSERT INTO items VALUES (&quot;;[.A41];&quot;, '&quot;;[.B41];&quot;', '', '', 0)&quot;&quot;);&quot;)" office:value-type="string" office:string-value="db.execSQL(&quot;INSERT INTO items VALUES (39, 'Aigua', '', '', 0)&quot;);">
            <text:p>db.execSQL("INSERT INTO items VALUES (39, 'Aigua', '', '', 0)");</text:p>
          </table:table-cell>
          <table:table-cell table:formula="of:=CONCATENATE(&quot;db.execSQL(&quot;&quot;INSERT INTO items_llistes VALUES (&quot;;[.A41];&quot;, 2, &quot;;[.A41]*10;&quot;, 0)&quot;&quot;);&quot;)" office:value-type="string" office:string-value="db.execSQL(&quot;INSERT INTO items_llistes VALUES (39, 2, 390, 0)&quot;);">
            <text:p>db.execSQL("INSERT INTO items_llistes VALUES (39, 2, 390, 0)");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Coca-cola</text:p>
          </table:table-cell>
          <table:table-cell office:value-type="string">
            <text:p>x</text:p>
          </table:table-cell>
          <table:table-cell table:number-columns-repeated="3"/>
          <table:table-cell table:formula="of:=CONCATENATE(&quot;db.execSQL(&quot;&quot;INSERT INTO items VALUES (&quot;;[.A42];&quot;, '&quot;;[.B42];&quot;', '', '', 0)&quot;&quot;);&quot;)" office:value-type="string" office:string-value="db.execSQL(&quot;INSERT INTO items VALUES (40, 'Coca-cola', '', '', 0)&quot;);">
            <text:p>db.execSQL("INSERT INTO items VALUES (40, 'Coca-cola', '', '', 0)");</text:p>
          </table:table-cell>
          <table:table-cell table:formula="of:=CONCATENATE(&quot;db.execSQL(&quot;&quot;INSERT INTO items_llistes VALUES (&quot;;[.A42];&quot;, 2, &quot;;[.A42]*10;&quot;, 0)&quot;&quot;);&quot;)" office:value-type="string" office:string-value="db.execSQL(&quot;INSERT INTO items_llistes VALUES (40, 2, 400, 0)&quot;);">
            <text:p>db.execSQL("INSERT INTO items_llistes VALUES (40, 2, 400, 0)");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Fanta llimona</text:p>
          </table:table-cell>
          <table:table-cell office:value-type="string">
            <text:p>x</text:p>
          </table:table-cell>
          <table:table-cell table:number-columns-repeated="3"/>
          <table:table-cell table:formula="of:=CONCATENATE(&quot;db.execSQL(&quot;&quot;INSERT INTO items VALUES (&quot;;[.A43];&quot;, '&quot;;[.B43];&quot;', '', '', 0)&quot;&quot;);&quot;)" office:value-type="string" office:string-value="db.execSQL(&quot;INSERT INTO items VALUES (41, 'Fanta llimona', '', '', 0)&quot;);">
            <text:p>db.execSQL("INSERT INTO items VALUES (41, 'Fanta llimona', '', '', 0)");</text:p>
          </table:table-cell>
          <table:table-cell table:formula="of:=CONCATENATE(&quot;db.execSQL(&quot;&quot;INSERT INTO items_llistes VALUES (&quot;;[.A43];&quot;, 2, &quot;;[.A43]*10;&quot;, 0)&quot;&quot;);&quot;)" office:value-type="string" office:string-value="db.execSQL(&quot;INSERT INTO items_llistes VALUES (41, 2, 410, 0)&quot;);">
            <text:p>db.execSQL("INSERT INTO items_llistes VALUES (41, 2, 410, 0)");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Oli oliva</text:p>
          </table:table-cell>
          <table:table-cell office:value-type="string">
            <text:p>x</text:p>
          </table:table-cell>
          <table:table-cell table:number-columns-repeated="3"/>
          <table:table-cell table:formula="of:=CONCATENATE(&quot;db.execSQL(&quot;&quot;INSERT INTO items VALUES (&quot;;[.A44];&quot;, '&quot;;[.B44];&quot;', '', '', 0)&quot;&quot;);&quot;)" office:value-type="string" office:string-value="db.execSQL(&quot;INSERT INTO items VALUES (42, 'Oli oliva', '', '', 0)&quot;);">
            <text:p>db.execSQL("INSERT INTO items VALUES (42, 'Oli oliva', '', '', 0)");</text:p>
          </table:table-cell>
          <table:table-cell table:formula="of:=CONCATENATE(&quot;db.execSQL(&quot;&quot;INSERT INTO items_llistes VALUES (&quot;;[.A44];&quot;, 2, &quot;;[.A44]*10;&quot;, 0)&quot;&quot;);&quot;)" office:value-type="string" office:string-value="db.execSQL(&quot;INSERT INTO items_llistes VALUES (42, 2, 420, 0)&quot;);">
            <text:p>db.execSQL("INSERT INTO items_llistes VALUES (42, 2, 420, 0)");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Oli fregir</text:p>
          </table:table-cell>
          <table:table-cell office:value-type="string">
            <text:p>x</text:p>
          </table:table-cell>
          <table:table-cell table:number-columns-repeated="3"/>
          <table:table-cell table:formula="of:=CONCATENATE(&quot;db.execSQL(&quot;&quot;INSERT INTO items VALUES (&quot;;[.A45];&quot;, '&quot;;[.B45];&quot;', '', '', 0)&quot;&quot;);&quot;)" office:value-type="string" office:string-value="db.execSQL(&quot;INSERT INTO items VALUES (43, 'Oli fregir', '', '', 0)&quot;);">
            <text:p>db.execSQL("INSERT INTO items VALUES (43, 'Oli fregir', '', '', 0)");</text:p>
          </table:table-cell>
          <table:table-cell table:formula="of:=CONCATENATE(&quot;db.execSQL(&quot;&quot;INSERT INTO items_llistes VALUES (&quot;;[.A45];&quot;, 2, &quot;;[.A45]*10;&quot;, 0)&quot;&quot;);&quot;)" office:value-type="string" office:string-value="db.execSQL(&quot;INSERT INTO items_llistes VALUES (43, 2, 430, 0)&quot;);">
            <text:p>db.execSQL("INSERT INTO items_llistes VALUES (43, 2, 430, 0)");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Vinagre</text:p>
          </table:table-cell>
          <table:table-cell office:value-type="string">
            <text:p>x</text:p>
          </table:table-cell>
          <table:table-cell table:number-columns-repeated="3"/>
          <table:table-cell table:formula="of:=CONCATENATE(&quot;db.execSQL(&quot;&quot;INSERT INTO items VALUES (&quot;;[.A46];&quot;, '&quot;;[.B46];&quot;', '', '', 0)&quot;&quot;);&quot;)" office:value-type="string" office:string-value="db.execSQL(&quot;INSERT INTO items VALUES (44, 'Vinagre', '', '', 0)&quot;);">
            <text:p>db.execSQL("INSERT INTO items VALUES (44, 'Vinagre', '', '', 0)");</text:p>
          </table:table-cell>
          <table:table-cell table:formula="of:=CONCATENATE(&quot;db.execSQL(&quot;&quot;INSERT INTO items_llistes VALUES (&quot;;[.A46];&quot;, 2, &quot;;[.A46]*10;&quot;, 0)&quot;&quot;);&quot;)" office:value-type="string" office:string-value="db.execSQL(&quot;INSERT INTO items_llistes VALUES (44, 2, 440, 0)&quot;);">
            <text:p>db.execSQL("INSERT INTO items_llistes VALUES (44, 2, 440, 0)");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Tomàquet solis</text:p>
          </table:table-cell>
          <table:table-cell office:value-type="string">
            <text:p>x</text:p>
          </table:table-cell>
          <table:table-cell table:number-columns-repeated="3"/>
          <table:table-cell table:formula="of:=CONCATENATE(&quot;db.execSQL(&quot;&quot;INSERT INTO items VALUES (&quot;;[.A47];&quot;, '&quot;;[.B47];&quot;', '', '', 0)&quot;&quot;);&quot;)" office:value-type="string" office:string-value="db.execSQL(&quot;INSERT INTO items VALUES (45, 'Tomàquet solis', '', '', 0)&quot;);">
            <text:p>db.execSQL("INSERT INTO items VALUES (45, 'Tomàquet solis', '', '', 0)");</text:p>
          </table:table-cell>
          <table:table-cell table:formula="of:=CONCATENATE(&quot;db.execSQL(&quot;&quot;INSERT INTO items_llistes VALUES (&quot;;[.A47];&quot;, 2, &quot;;[.A47]*10;&quot;, 0)&quot;&quot;);&quot;)" office:value-type="string" office:string-value="db.execSQL(&quot;INSERT INTO items_llistes VALUES (45, 2, 450, 0)&quot;);">
            <text:p>db.execSQL("INSERT INTO items_llistes VALUES (45, 2, 450, 0)");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Ketchup</text:p>
          </table:table-cell>
          <table:table-cell office:value-type="string">
            <text:p>x</text:p>
          </table:table-cell>
          <table:table-cell table:number-columns-repeated="3"/>
          <table:table-cell table:formula="of:=CONCATENATE(&quot;db.execSQL(&quot;&quot;INSERT INTO items VALUES (&quot;;[.A48];&quot;, '&quot;;[.B48];&quot;', '', '', 0)&quot;&quot;);&quot;)" office:value-type="string" office:string-value="db.execSQL(&quot;INSERT INTO items VALUES (46, 'Ketchup', '', '', 0)&quot;);">
            <text:p>db.execSQL("INSERT INTO items VALUES (46, 'Ketchup', '', '', 0)");</text:p>
          </table:table-cell>
          <table:table-cell table:formula="of:=CONCATENATE(&quot;db.execSQL(&quot;&quot;INSERT INTO items_llistes VALUES (&quot;;[.A48];&quot;, 2, &quot;;[.A48]*10;&quot;, 0)&quot;&quot;);&quot;)" office:value-type="string" office:string-value="db.execSQL(&quot;INSERT INTO items_llistes VALUES (46, 2, 460, 0)&quot;);">
            <text:p>db.execSQL("INSERT INTO items_llistes VALUES (46, 2, 460, 0)");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Pinya almívar</text:p>
          </table:table-cell>
          <table:table-cell office:value-type="string">
            <text:p>x</text:p>
          </table:table-cell>
          <table:table-cell table:number-columns-repeated="3"/>
          <table:table-cell table:formula="of:=CONCATENATE(&quot;db.execSQL(&quot;&quot;INSERT INTO items VALUES (&quot;;[.A49];&quot;, '&quot;;[.B49];&quot;', '', '', 0)&quot;&quot;);&quot;)" office:value-type="string" office:string-value="db.execSQL(&quot;INSERT INTO items VALUES (47, 'Pinya almívar', '', '', 0)&quot;);">
            <text:p>db.execSQL("INSERT INTO items VALUES (47, 'Pinya almívar', '', '', 0)");</text:p>
          </table:table-cell>
          <table:table-cell table:formula="of:=CONCATENATE(&quot;db.execSQL(&quot;&quot;INSERT INTO items_llistes VALUES (&quot;;[.A49];&quot;, 2, &quot;;[.A49]*10;&quot;, 0)&quot;&quot;);&quot;)" office:value-type="string" office:string-value="db.execSQL(&quot;INSERT INTO items_llistes VALUES (47, 2, 470, 0)&quot;);">
            <text:p>db.execSQL("INSERT INTO items_llistes VALUES (47, 2, 470, 0)");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Préssec almívar</text:p>
          </table:table-cell>
          <table:table-cell office:value-type="string">
            <text:p>x</text:p>
          </table:table-cell>
          <table:table-cell table:number-columns-repeated="3"/>
          <table:table-cell table:formula="of:=CONCATENATE(&quot;db.execSQL(&quot;&quot;INSERT INTO items VALUES (&quot;;[.A50];&quot;, '&quot;;[.B50];&quot;', '', '', 0)&quot;&quot;);&quot;)" office:value-type="string" office:string-value="db.execSQL(&quot;INSERT INTO items VALUES (48, 'Préssec almívar', '', '', 0)&quot;);">
            <text:p>db.execSQL("INSERT INTO items VALUES (48, 'Préssec almívar', '', '', 0)");</text:p>
          </table:table-cell>
          <table:table-cell table:formula="of:=CONCATENATE(&quot;db.execSQL(&quot;&quot;INSERT INTO items_llistes VALUES (&quot;;[.A50];&quot;, 2, &quot;;[.A50]*10;&quot;, 0)&quot;&quot;);&quot;)" office:value-type="string" office:string-value="db.execSQL(&quot;INSERT INTO items_llistes VALUES (48, 2, 480, 0)&quot;);">
            <text:p>db.execSQL("INSERT INTO items_llistes VALUES (48, 2, 480, 0)");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Élises</text:p>
          </table:table-cell>
          <table:table-cell office:value-type="string">
            <text:p>x</text:p>
          </table:table-cell>
          <table:table-cell table:number-columns-repeated="3"/>
          <table:table-cell table:formula="of:=CONCATENATE(&quot;db.execSQL(&quot;&quot;INSERT INTO items VALUES (&quot;;[.A51];&quot;, '&quot;;[.B51];&quot;', '', '', 0)&quot;&quot;);&quot;)" office:value-type="string" office:string-value="db.execSQL(&quot;INSERT INTO items VALUES (49, 'Élises', '', '', 0)&quot;);">
            <text:p>db.execSQL("INSERT INTO items VALUES (49, 'Élises', '', '', 0)");</text:p>
          </table:table-cell>
          <table:table-cell table:formula="of:=CONCATENATE(&quot;db.execSQL(&quot;&quot;INSERT INTO items_llistes VALUES (&quot;;[.A51];&quot;, 2, &quot;;[.A51]*10;&quot;, 0)&quot;&quot;);&quot;)" office:value-type="string" office:string-value="db.execSQL(&quot;INSERT INTO items_llistes VALUES (49, 2, 490, 0)&quot;);">
            <text:p>db.execSQL("INSERT INTO items_llistes VALUES (49, 2, 490, 0)");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Espaguetis</text:p>
          </table:table-cell>
          <table:table-cell office:value-type="string">
            <text:p>x</text:p>
          </table:table-cell>
          <table:table-cell table:number-columns-repeated="3"/>
          <table:table-cell table:formula="of:=CONCATENATE(&quot;db.execSQL(&quot;&quot;INSERT INTO items VALUES (&quot;;[.A52];&quot;, '&quot;;[.B52];&quot;', '', '', 0)&quot;&quot;);&quot;)" office:value-type="string" office:string-value="db.execSQL(&quot;INSERT INTO items VALUES (50, 'Espaguetis', '', '', 0)&quot;);">
            <text:p>db.execSQL("INSERT INTO items VALUES (50, 'Espaguetis', '', '', 0)");</text:p>
          </table:table-cell>
          <table:table-cell table:formula="of:=CONCATENATE(&quot;db.execSQL(&quot;&quot;INSERT INTO items_llistes VALUES (&quot;;[.A52];&quot;, 2, &quot;;[.A52]*10;&quot;, 0)&quot;&quot;);&quot;)" office:value-type="string" office:string-value="db.execSQL(&quot;INSERT INTO items_llistes VALUES (50, 2, 500, 0)&quot;);">
            <text:p>db.execSQL("INSERT INTO items_llistes VALUES (50, 2, 500, 0)");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Arròs normal</text:p>
          </table:table-cell>
          <table:table-cell office:value-type="string">
            <text:p>x</text:p>
          </table:table-cell>
          <table:table-cell table:number-columns-repeated="3"/>
          <table:table-cell table:formula="of:=CONCATENATE(&quot;db.execSQL(&quot;&quot;INSERT INTO items VALUES (&quot;;[.A53];&quot;, '&quot;;[.B53];&quot;', '', '', 0)&quot;&quot;);&quot;)" office:value-type="string" office:string-value="db.execSQL(&quot;INSERT INTO items VALUES (51, 'Arròs normal', '', '', 0)&quot;);">
            <text:p>db.execSQL("INSERT INTO items VALUES (51, 'Arròs normal', '', '', 0)");</text:p>
          </table:table-cell>
          <table:table-cell table:formula="of:=CONCATENATE(&quot;db.execSQL(&quot;&quot;INSERT INTO items_llistes VALUES (&quot;;[.A53];&quot;, 2, &quot;;[.A53]*10;&quot;, 0)&quot;&quot;);&quot;)" office:value-type="string" office:string-value="db.execSQL(&quot;INSERT INTO items_llistes VALUES (51, 2, 510, 0)&quot;);">
            <text:p>db.execSQL("INSERT INTO items_llistes VALUES (51, 2, 510, 0)");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Llenties pot</text:p>
          </table:table-cell>
          <table:table-cell office:value-type="string">
            <text:p>x</text:p>
          </table:table-cell>
          <table:table-cell table:number-columns-repeated="3"/>
          <table:table-cell table:formula="of:=CONCATENATE(&quot;db.execSQL(&quot;&quot;INSERT INTO items VALUES (&quot;;[.A54];&quot;, '&quot;;[.B54];&quot;', '', '', 0)&quot;&quot;);&quot;)" office:value-type="string" office:string-value="db.execSQL(&quot;INSERT INTO items VALUES (52, 'Llenties pot', '', '', 0)&quot;);">
            <text:p>db.execSQL("INSERT INTO items VALUES (52, 'Llenties pot', '', '', 0)");</text:p>
          </table:table-cell>
          <table:table-cell table:formula="of:=CONCATENATE(&quot;db.execSQL(&quot;&quot;INSERT INTO items_llistes VALUES (&quot;;[.A54];&quot;, 2, &quot;;[.A54]*10;&quot;, 0)&quot;&quot;);&quot;)" office:value-type="string" office:string-value="db.execSQL(&quot;INSERT INTO items_llistes VALUES (52, 2, 520, 0)&quot;);">
            <text:p>db.execSQL("INSERT INTO items_llistes VALUES (52, 2, 520, 0)");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Mongetes pot</text:p>
          </table:table-cell>
          <table:table-cell office:value-type="string">
            <text:p>x</text:p>
          </table:table-cell>
          <table:table-cell table:number-columns-repeated="3"/>
          <table:table-cell table:formula="of:=CONCATENATE(&quot;db.execSQL(&quot;&quot;INSERT INTO items VALUES (&quot;;[.A55];&quot;, '&quot;;[.B55];&quot;', '', '', 0)&quot;&quot;);&quot;)" office:value-type="string" office:string-value="db.execSQL(&quot;INSERT INTO items VALUES (53, 'Mongetes pot', '', '', 0)&quot;);">
            <text:p>db.execSQL("INSERT INTO items VALUES (53, 'Mongetes pot', '', '', 0)");</text:p>
          </table:table-cell>
          <table:table-cell table:formula="of:=CONCATENATE(&quot;db.execSQL(&quot;&quot;INSERT INTO items_llistes VALUES (&quot;;[.A55];&quot;, 2, &quot;;[.A55]*10;&quot;, 0)&quot;&quot;);&quot;)" office:value-type="string" office:string-value="db.execSQL(&quot;INSERT INTO items_llistes VALUES (53, 2, 530, 0)&quot;);">
            <text:p>db.execSQL("INSERT INTO items_llistes VALUES (53, 2, 530, 0)");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Olives normals</text:p>
          </table:table-cell>
          <table:table-cell office:value-type="string">
            <text:p>x</text:p>
          </table:table-cell>
          <table:table-cell table:number-columns-repeated="3"/>
          <table:table-cell table:formula="of:=CONCATENATE(&quot;db.execSQL(&quot;&quot;INSERT INTO items VALUES (&quot;;[.A56];&quot;, '&quot;;[.B56];&quot;', '', '', 0)&quot;&quot;);&quot;)" office:value-type="string" office:string-value="db.execSQL(&quot;INSERT INTO items VALUES (54, 'Olives normals', '', '', 0)&quot;);">
            <text:p>db.execSQL("INSERT INTO items VALUES (54, 'Olives normals', '', '', 0)");</text:p>
          </table:table-cell>
          <table:table-cell table:formula="of:=CONCATENATE(&quot;db.execSQL(&quot;&quot;INSERT INTO items_llistes VALUES (&quot;;[.A56];&quot;, 2, &quot;;[.A56]*10;&quot;, 0)&quot;&quot;);&quot;)" office:value-type="string" office:string-value="db.execSQL(&quot;INSERT INTO items_llistes VALUES (54, 2, 540, 0)&quot;);">
            <text:p>db.execSQL("INSERT INTO items_llistes VALUES (54, 2, 540, 0)");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Olives negres</text:p>
          </table:table-cell>
          <table:table-cell office:value-type="string">
            <text:p>x</text:p>
          </table:table-cell>
          <table:table-cell table:number-columns-repeated="3"/>
          <table:table-cell table:formula="of:=CONCATENATE(&quot;db.execSQL(&quot;&quot;INSERT INTO items VALUES (&quot;;[.A57];&quot;, '&quot;;[.B57];&quot;', '', '', 0)&quot;&quot;);&quot;)" office:value-type="string" office:string-value="db.execSQL(&quot;INSERT INTO items VALUES (55, 'Olives negres', '', '', 0)&quot;);">
            <text:p>db.execSQL("INSERT INTO items VALUES (55, 'Olives negres', '', '', 0)");</text:p>
          </table:table-cell>
          <table:table-cell table:formula="of:=CONCATENATE(&quot;db.execSQL(&quot;&quot;INSERT INTO items_llistes VALUES (&quot;;[.A57];&quot;, 2, &quot;;[.A57]*10;&quot;, 0)&quot;&quot;);&quot;)" office:value-type="string" office:string-value="db.execSQL(&quot;INSERT INTO items_llistes VALUES (55, 2, 550, 0)&quot;);">
            <text:p>db.execSQL("INSERT INTO items_llistes VALUES (55, 2, 550, 0)");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Paper cuina</text:p>
          </table:table-cell>
          <table:table-cell office:value-type="string">
            <text:p>x</text:p>
          </table:table-cell>
          <table:table-cell table:number-columns-repeated="3"/>
          <table:table-cell table:formula="of:=CONCATENATE(&quot;db.execSQL(&quot;&quot;INSERT INTO items VALUES (&quot;;[.A58];&quot;, '&quot;;[.B58];&quot;', '', '', 0)&quot;&quot;);&quot;)" office:value-type="string" office:string-value="db.execSQL(&quot;INSERT INTO items VALUES (56, 'Paper cuina', '', '', 0)&quot;);">
            <text:p>db.execSQL("INSERT INTO items VALUES (56, 'Paper cuina', '', '', 0)");</text:p>
          </table:table-cell>
          <table:table-cell table:formula="of:=CONCATENATE(&quot;db.execSQL(&quot;&quot;INSERT INTO items_llistes VALUES (&quot;;[.A58];&quot;, 2, &quot;;[.A58]*10;&quot;, 0)&quot;&quot;);&quot;)" office:value-type="string" office:string-value="db.execSQL(&quot;INSERT INTO items_llistes VALUES (56, 2, 560, 0)&quot;);">
            <text:p>db.execSQL("INSERT INTO items_llistes VALUES (56, 2, 560, 0)");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Paper water</text:p>
          </table:table-cell>
          <table:table-cell office:value-type="string">
            <text:p>x</text:p>
          </table:table-cell>
          <table:table-cell office:value-type="float" office:value="1.95">
            <text:p>1,95</text:p>
          </table:table-cell>
          <table:table-cell table:number-columns-repeated="2"/>
          <table:table-cell table:formula="of:=CONCATENATE(&quot;db.execSQL(&quot;&quot;INSERT INTO items VALUES (&quot;;[.A59];&quot;, '&quot;;[.B59];&quot;', '', '', 0)&quot;&quot;);&quot;)" office:value-type="string" office:string-value="db.execSQL(&quot;INSERT INTO items VALUES (57, 'Paper water', '', '', 0)&quot;);">
            <text:p>db.execSQL("INSERT INTO items VALUES (57, 'Paper water', '', '', 0)");</text:p>
          </table:table-cell>
          <table:table-cell table:formula="of:=CONCATENATE(&quot;db.execSQL(&quot;&quot;INSERT INTO items_llistes VALUES (&quot;;[.A59];&quot;, 2, &quot;;[.A59]*10;&quot;, 0)&quot;&quot;);&quot;)" office:value-type="string" office:string-value="db.execSQL(&quot;INSERT INTO items_llistes VALUES (57, 2, 570, 0)&quot;);">
            <text:p>db.execSQL("INSERT INTO items_llistes VALUES (57, 2, 570, 0)");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Bosses basura 1</text:p>
          </table:table-cell>
          <table:table-cell office:value-type="string">
            <text:p>x</text:p>
          </table:table-cell>
          <table:table-cell table:number-columns-repeated="3"/>
          <table:table-cell table:formula="of:=CONCATENATE(&quot;db.execSQL(&quot;&quot;INSERT INTO items VALUES (&quot;;[.A60];&quot;, '&quot;;[.B60];&quot;', '', '', 0)&quot;&quot;);&quot;)" office:value-type="string" office:string-value="db.execSQL(&quot;INSERT INTO items VALUES (58, 'Bosses basura 1', '', '', 0)&quot;);">
            <text:p>db.execSQL("INSERT INTO items VALUES (58, 'Bosses basura 1', '', '', 0)");</text:p>
          </table:table-cell>
          <table:table-cell table:formula="of:=CONCATENATE(&quot;db.execSQL(&quot;&quot;INSERT INTO items_llistes VALUES (&quot;;[.A60];&quot;, 2, &quot;;[.A60]*10;&quot;, 0)&quot;&quot;);&quot;)" office:value-type="string" office:string-value="db.execSQL(&quot;INSERT INTO items_llistes VALUES (58, 2, 580, 0)&quot;);">
            <text:p>db.execSQL("INSERT INTO items_llistes VALUES (58, 2, 580, 0)");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Bosses basura 2</text:p>
          </table:table-cell>
          <table:table-cell office:value-type="string">
            <text:p>x</text:p>
          </table:table-cell>
          <table:table-cell table:number-columns-repeated="3"/>
          <table:table-cell table:formula="of:=CONCATENATE(&quot;db.execSQL(&quot;&quot;INSERT INTO items VALUES (&quot;;[.A61];&quot;, '&quot;;[.B61];&quot;', '', '', 0)&quot;&quot;);&quot;)" office:value-type="string" office:string-value="db.execSQL(&quot;INSERT INTO items VALUES (59, 'Bosses basura 2', '', '', 0)&quot;);">
            <text:p>db.execSQL("INSERT INTO items VALUES (59, 'Bosses basura 2', '', '', 0)");</text:p>
          </table:table-cell>
          <table:table-cell table:formula="of:=CONCATENATE(&quot;db.execSQL(&quot;&quot;INSERT INTO items_llistes VALUES (&quot;;[.A61];&quot;, 2, &quot;;[.A61]*10;&quot;, 0)&quot;&quot;);&quot;)" office:value-type="string" office:string-value="db.execSQL(&quot;INSERT INTO items_llistes VALUES (59, 2, 590, 0)&quot;);">
            <text:p>db.execSQL("INSERT INTO items_llistes VALUES (59, 2, 590, 0)");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Paper plata</text:p>
          </table:table-cell>
          <table:table-cell office:value-type="string">
            <text:p>x</text:p>
          </table:table-cell>
          <table:table-cell table:number-columns-repeated="3"/>
          <table:table-cell table:formula="of:=CONCATENATE(&quot;db.execSQL(&quot;&quot;INSERT INTO items VALUES (&quot;;[.A62];&quot;, '&quot;;[.B62];&quot;', '', '', 0)&quot;&quot;);&quot;)" office:value-type="string" office:string-value="db.execSQL(&quot;INSERT INTO items VALUES (60, 'Paper plata', '', '', 0)&quot;);">
            <text:p>db.execSQL("INSERT INTO items VALUES (60, 'Paper plata', '', '', 0)");</text:p>
          </table:table-cell>
          <table:table-cell table:formula="of:=CONCATENATE(&quot;db.execSQL(&quot;&quot;INSERT INTO items_llistes VALUES (&quot;;[.A62];&quot;, 2, &quot;;[.A62]*10;&quot;, 0)&quot;&quot;);&quot;)" office:value-type="string" office:string-value="db.execSQL(&quot;INSERT INTO items_llistes VALUES (60, 2, 600, 0)&quot;);">
            <text:p>db.execSQL("INSERT INTO items_llistes VALUES (60, 2, 600, 0)");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Detergent</text:p>
          </table:table-cell>
          <table:table-cell office:value-type="string">
            <text:p>x</text:p>
          </table:table-cell>
          <table:table-cell table:number-columns-repeated="3"/>
          <table:table-cell table:formula="of:=CONCATENATE(&quot;db.execSQL(&quot;&quot;INSERT INTO items VALUES (&quot;;[.A63];&quot;, '&quot;;[.B63];&quot;', '', '', 0)&quot;&quot;);&quot;)" office:value-type="string" office:string-value="db.execSQL(&quot;INSERT INTO items VALUES (61, 'Detergent', '', '', 0)&quot;);">
            <text:p>db.execSQL("INSERT INTO items VALUES (61, 'Detergent', '', '', 0)");</text:p>
          </table:table-cell>
          <table:table-cell table:formula="of:=CONCATENATE(&quot;db.execSQL(&quot;&quot;INSERT INTO items_llistes VALUES (&quot;;[.A63];&quot;, 2, &quot;;[.A63]*10;&quot;, 0)&quot;&quot;);&quot;)" office:value-type="string" office:string-value="db.execSQL(&quot;INSERT INTO items_llistes VALUES (61, 2, 610, 0)&quot;);">
            <text:p>db.execSQL("INSERT INTO items_llistes VALUES (61, 2, 610, 0)");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Suavitzant</text:p>
          </table:table-cell>
          <table:table-cell office:value-type="string">
            <text:p>x</text:p>
          </table:table-cell>
          <table:table-cell office:value-type="float" office:value="2.9">
            <text:p>2,9</text:p>
          </table:table-cell>
          <table:table-cell table:number-columns-repeated="2"/>
          <table:table-cell table:formula="of:=CONCATENATE(&quot;db.execSQL(&quot;&quot;INSERT INTO items VALUES (&quot;;[.A64];&quot;, '&quot;;[.B64];&quot;', '', '', 0)&quot;&quot;);&quot;)" office:value-type="string" office:string-value="db.execSQL(&quot;INSERT INTO items VALUES (62, 'Suavitzant', '', '', 0)&quot;);">
            <text:p>db.execSQL("INSERT INTO items VALUES (62, 'Suavitzant', '', '', 0)");</text:p>
          </table:table-cell>
          <table:table-cell table:formula="of:=CONCATENATE(&quot;db.execSQL(&quot;&quot;INSERT INTO items_llistes VALUES (&quot;;[.A64];&quot;, 2, &quot;;[.A64]*10;&quot;, 0)&quot;&quot;);&quot;)" office:value-type="string" office:string-value="db.execSQL(&quot;INSERT INTO items_llistes VALUES (62, 2, 620, 0)&quot;);">
            <text:p>db.execSQL("INSERT INTO items_llistes VALUES (62, 2, 620, 0)");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Pastilles rentaplats</text:p>
          </table:table-cell>
          <table:table-cell office:value-type="string">
            <text:p>x</text:p>
          </table:table-cell>
          <table:table-cell table:number-columns-repeated="3"/>
          <table:table-cell table:formula="of:=CONCATENATE(&quot;db.execSQL(&quot;&quot;INSERT INTO items VALUES (&quot;;[.A65];&quot;, '&quot;;[.B65];&quot;', '', '', 0)&quot;&quot;);&quot;)" office:value-type="string" office:string-value="db.execSQL(&quot;INSERT INTO items VALUES (63, 'Pastilles rentaplats', '', '', 0)&quot;);">
            <text:p>db.execSQL("INSERT INTO items VALUES (63, 'Pastilles rentaplats', '', '', 0)");</text:p>
          </table:table-cell>
          <table:table-cell table:formula="of:=CONCATENATE(&quot;db.execSQL(&quot;&quot;INSERT INTO items_llistes VALUES (&quot;;[.A65];&quot;, 2, &quot;;[.A65]*10;&quot;, 0)&quot;&quot;);&quot;)" office:value-type="string" office:string-value="db.execSQL(&quot;INSERT INTO items_llistes VALUES (63, 2, 630, 0)&quot;);">
            <text:p>db.execSQL("INSERT INTO items_llistes VALUES (63, 2, 630, 0)");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Pasta dents</text:p>
          </table:table-cell>
          <table:table-cell office:value-type="string">
            <text:p>x</text:p>
          </table:table-cell>
          <table:table-cell table:number-columns-repeated="3"/>
          <table:table-cell table:formula="of:=CONCATENATE(&quot;db.execSQL(&quot;&quot;INSERT INTO items VALUES (&quot;;[.A66];&quot;, '&quot;;[.B66];&quot;', '', '', 0)&quot;&quot;);&quot;)" office:value-type="string" office:string-value="db.execSQL(&quot;INSERT INTO items VALUES (64, 'Pasta dents', '', '', 0)&quot;);">
            <text:p>db.execSQL("INSERT INTO items VALUES (64, 'Pasta dents', '', '', 0)");</text:p>
          </table:table-cell>
          <table:table-cell table:formula="of:=CONCATENATE(&quot;db.execSQL(&quot;&quot;INSERT INTO items_llistes VALUES (&quot;;[.A66];&quot;, 2, &quot;;[.A66]*10;&quot;, 0)&quot;&quot;);&quot;)" office:value-type="string" office:string-value="db.execSQL(&quot;INSERT INTO items_llistes VALUES (64, 2, 640, 0)&quot;);">
            <text:p>db.execSQL("INSERT INTO items_llistes VALUES (64, 2, 640, 0)");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Pa entrepans</text:p>
          </table:table-cell>
          <table:table-cell office:value-type="string">
            <text:p>x</text:p>
          </table:table-cell>
          <table:table-cell table:number-columns-repeated="3"/>
          <table:table-cell table:formula="of:=CONCATENATE(&quot;db.execSQL(&quot;&quot;INSERT INTO items VALUES (&quot;;[.A67];&quot;, '&quot;;[.B67];&quot;', '', '', 0)&quot;&quot;);&quot;)" office:value-type="string" office:string-value="db.execSQL(&quot;INSERT INTO items VALUES (65, 'Pa entrepans', '', '', 0)&quot;);">
            <text:p>db.execSQL("INSERT INTO items VALUES (65, 'Pa entrepans', '', '', 0)");</text:p>
          </table:table-cell>
          <table:table-cell table:formula="of:=CONCATENATE(&quot;db.execSQL(&quot;&quot;INSERT INTO items_llistes VALUES (&quot;;[.A67];&quot;, 2, &quot;;[.A67]*10;&quot;, 0)&quot;&quot;);&quot;)" office:value-type="string" office:string-value="db.execSQL(&quot;INSERT INTO items_llistes VALUES (65, 2, 650, 0)&quot;);">
            <text:p>db.execSQL("INSERT INTO items_llistes VALUES (65, 2, 650, 0)");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Tè</text:p>
          </table:table-cell>
          <table:table-cell office:value-type="string">
            <text:p>x</text:p>
          </table:table-cell>
          <table:table-cell table:number-columns-repeated="3"/>
          <table:table-cell table:formula="of:=CONCATENATE(&quot;db.execSQL(&quot;&quot;INSERT INTO items VALUES (&quot;;[.A68];&quot;, '&quot;;[.B68];&quot;', '', '', 0)&quot;&quot;);&quot;)" office:value-type="string" office:string-value="db.execSQL(&quot;INSERT INTO items VALUES (66, 'Tè', '', '', 0)&quot;);">
            <text:p>db.execSQL("INSERT INTO items VALUES (66, 'Tè', '', '', 0)");</text:p>
          </table:table-cell>
          <table:table-cell table:formula="of:=CONCATENATE(&quot;db.execSQL(&quot;&quot;INSERT INTO items_llistes VALUES (&quot;;[.A68];&quot;, 2, &quot;;[.A68]*10;&quot;, 0)&quot;&quot;);&quot;)" office:value-type="string" office:string-value="db.execSQL(&quot;INSERT INTO items_llistes VALUES (66, 2, 660, 0)&quot;);">
            <text:p>db.execSQL("INSERT INTO items_llistes VALUES (66, 2, 660, 0)");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Desengrassant</text:p>
          </table:table-cell>
          <table:table-cell office:value-type="string">
            <text:p>x</text:p>
          </table:table-cell>
          <table:table-cell table:number-columns-repeated="3"/>
          <table:table-cell table:formula="of:=CONCATENATE(&quot;db.execSQL(&quot;&quot;INSERT INTO items VALUES (&quot;;[.A69];&quot;, '&quot;;[.B69];&quot;', '', '', 0)&quot;&quot;);&quot;)" office:value-type="string" office:string-value="db.execSQL(&quot;INSERT INTO items VALUES (67, 'Desengrassant', '', '', 0)&quot;);">
            <text:p>db.execSQL("INSERT INTO items VALUES (67, 'Desengrassant', '', '', 0)");</text:p>
          </table:table-cell>
          <table:table-cell table:formula="of:=CONCATENATE(&quot;db.execSQL(&quot;&quot;INSERT INTO items_llistes VALUES (&quot;;[.A69];&quot;, 2, &quot;;[.A69]*10;&quot;, 0)&quot;&quot;);&quot;)" office:value-type="string" office:string-value="db.execSQL(&quot;INSERT INTO items_llistes VALUES (67, 2, 670, 0)&quot;);">
            <text:p>db.execSQL("INSERT INTO items_llistes VALUES (67, 2, 670, 0)");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Patates</text:p>
          </table:table-cell>
          <table:table-cell office:value-type="string">
            <text:p>x</text:p>
          </table:table-cell>
          <table:table-cell table:number-columns-repeated="3"/>
          <table:table-cell table:formula="of:=CONCATENATE(&quot;db.execSQL(&quot;&quot;INSERT INTO items VALUES (&quot;;[.A70];&quot;, '&quot;;[.B70];&quot;', '', '', 0)&quot;&quot;);&quot;)" office:value-type="string" office:string-value="db.execSQL(&quot;INSERT INTO items VALUES (68, 'Patates', '', '', 0)&quot;);">
            <text:p>db.execSQL("INSERT INTO items VALUES (68, 'Patates', '', '', 0)");</text:p>
          </table:table-cell>
          <table:table-cell table:formula="of:=CONCATENATE(&quot;db.execSQL(&quot;&quot;INSERT INTO items_llistes VALUES (&quot;;[.A70];&quot;, 2, &quot;;[.A70]*10;&quot;, 0)&quot;&quot;);&quot;)" office:value-type="string" office:string-value="db.execSQL(&quot;INSERT INTO items_llistes VALUES (68, 2, 680, 0)&quot;);">
            <text:p>db.execSQL("INSERT INTO items_llistes VALUES (68, 2, 680, 0)");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Pepino</text:p>
          </table:table-cell>
          <table:table-cell office:value-type="string">
            <text:p>x</text:p>
          </table:table-cell>
          <table:table-cell table:number-columns-repeated="3"/>
          <table:table-cell table:formula="of:=CONCATENATE(&quot;db.execSQL(&quot;&quot;INSERT INTO items VALUES (&quot;;[.A71];&quot;, '&quot;;[.B71];&quot;', '', '', 0)&quot;&quot;);&quot;)" office:value-type="string" office:string-value="db.execSQL(&quot;INSERT INTO items VALUES (69, 'Pepino', '', '', 0)&quot;);">
            <text:p>db.execSQL("INSERT INTO items VALUES (69, 'Pepino', '', '', 0)");</text:p>
          </table:table-cell>
          <table:table-cell table:formula="of:=CONCATENATE(&quot;db.execSQL(&quot;&quot;INSERT INTO items_llistes VALUES (&quot;;[.A71];&quot;, 2, &quot;;[.A71]*10;&quot;, 0)&quot;&quot;);&quot;)" office:value-type="string" office:string-value="db.execSQL(&quot;INSERT INTO items_llistes VALUES (69, 2, 690, 0)&quot;);">
            <text:p>db.execSQL("INSERT INTO items_llistes VALUES (69, 2, 690, 0)");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Ceba</text:p>
          </table:table-cell>
          <table:table-cell office:value-type="string">
            <text:p>x</text:p>
          </table:table-cell>
          <table:table-cell table:number-columns-repeated="3"/>
          <table:table-cell table:formula="of:=CONCATENATE(&quot;db.execSQL(&quot;&quot;INSERT INTO items VALUES (&quot;;[.A72];&quot;, '&quot;;[.B72];&quot;', '', '', 0)&quot;&quot;);&quot;)" office:value-type="string" office:string-value="db.execSQL(&quot;INSERT INTO items VALUES (70, 'Ceba', '', '', 0)&quot;);">
            <text:p>db.execSQL("INSERT INTO items VALUES (70, 'Ceba', '', '', 0)");</text:p>
          </table:table-cell>
          <table:table-cell table:formula="of:=CONCATENATE(&quot;db.execSQL(&quot;&quot;INSERT INTO items_llistes VALUES (&quot;;[.A72];&quot;, 2, &quot;;[.A72]*10;&quot;, 0)&quot;&quot;);&quot;)" office:value-type="string" office:string-value="db.execSQL(&quot;INSERT INTO items_llistes VALUES (70, 2, 700, 0)&quot;);">
            <text:p>db.execSQL("INSERT INTO items_llistes VALUES (70, 2, 700, 0)");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Plàtan</text:p>
          </table:table-cell>
          <table:table-cell office:value-type="string">
            <text:p>x</text:p>
          </table:table-cell>
          <table:table-cell table:number-columns-repeated="3"/>
          <table:table-cell table:formula="of:=CONCATENATE(&quot;db.execSQL(&quot;&quot;INSERT INTO items VALUES (&quot;;[.A73];&quot;, '&quot;;[.B73];&quot;', '', '', 0)&quot;&quot;);&quot;)" office:value-type="string" office:string-value="db.execSQL(&quot;INSERT INTO items VALUES (71, 'Plàtan', '', '', 0)&quot;);">
            <text:p>db.execSQL("INSERT INTO items VALUES (71, 'Plàtan', '', '', 0)");</text:p>
          </table:table-cell>
          <table:table-cell table:formula="of:=CONCATENATE(&quot;db.execSQL(&quot;&quot;INSERT INTO items_llistes VALUES (&quot;;[.A73];&quot;, 2, &quot;;[.A73]*10;&quot;, 0)&quot;&quot;);&quot;)" office:value-type="string" office:string-value="db.execSQL(&quot;INSERT INTO items_llistes VALUES (71, 2, 710, 0)&quot;);">
            <text:p>db.execSQL("INSERT INTO items_llistes VALUES (71, 2, 710, 0)");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Poma</text:p>
          </table:table-cell>
          <table:table-cell office:value-type="string">
            <text:p>x</text:p>
          </table:table-cell>
          <table:table-cell table:number-columns-repeated="3"/>
          <table:table-cell table:formula="of:=CONCATENATE(&quot;db.execSQL(&quot;&quot;INSERT INTO items VALUES (&quot;;[.A74];&quot;, '&quot;;[.B74];&quot;', '', '', 0)&quot;&quot;);&quot;)" office:value-type="string" office:string-value="db.execSQL(&quot;INSERT INTO items VALUES (72, 'Poma', '', '', 0)&quot;);">
            <text:p>db.execSQL("INSERT INTO items VALUES (72, 'Poma', '', '', 0)");</text:p>
          </table:table-cell>
          <table:table-cell table:formula="of:=CONCATENATE(&quot;db.execSQL(&quot;&quot;INSERT INTO items_llistes VALUES (&quot;;[.A74];&quot;, 2, &quot;;[.A74]*10;&quot;, 0)&quot;&quot;);&quot;)" office:value-type="string" office:string-value="db.execSQL(&quot;INSERT INTO items_llistes VALUES (72, 2, 720, 0)&quot;);">
            <text:p>db.execSQL("INSERT INTO items_llistes VALUES (72, 2, 720, 0)");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Mandarina</text:p>
          </table:table-cell>
          <table:table-cell office:value-type="string">
            <text:p>x</text:p>
          </table:table-cell>
          <table:table-cell table:number-columns-repeated="3"/>
          <table:table-cell table:formula="of:=CONCATENATE(&quot;db.execSQL(&quot;&quot;INSERT INTO items VALUES (&quot;;[.A75];&quot;, '&quot;;[.B75];&quot;', '', '', 0)&quot;&quot;);&quot;)" office:value-type="string" office:string-value="db.execSQL(&quot;INSERT INTO items VALUES (73, 'Mandarina', '', '', 0)&quot;);">
            <text:p>db.execSQL("INSERT INTO items VALUES (73, 'Mandarina', '', '', 0)");</text:p>
          </table:table-cell>
          <table:table-cell table:formula="of:=CONCATENATE(&quot;db.execSQL(&quot;&quot;INSERT INTO items_llistes VALUES (&quot;;[.A75];&quot;, 2, &quot;;[.A75]*10;&quot;, 0)&quot;&quot;);&quot;)" office:value-type="string" office:string-value="db.execSQL(&quot;INSERT INTO items_llistes VALUES (73, 2, 730, 0)&quot;);">
            <text:p>db.execSQL("INSERT INTO items_llistes VALUES (73, 2, 730, 0)");</text:p>
          </table:table-cell>
        </table:table-row>
      </table:table>
      <table:table table:name="Full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Full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ca" fo:country="ES" style:font-name-asian="DejaVu Sans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9">29/09/2012</text:date>, <text:time>18:32:32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arba </meta:initial-creator>
    <meta:creation-date>2012-09-07T00:51:13</meta:creation-date>
    <dc:date>2012-09-29T18:32:32</dc:date>
    <dc:creator>barba </dc:creator>
    <meta:editing-duration>PT6H7M46S</meta:editing-duration>
    <meta:editing-cycles>8</meta:editing-cycles>
    <meta:generator>LibreOffice/3.3$Unix LibreOffice_project/330m19$Build-401</meta:generator>
    <meta:document-statistic meta:table-count="3" meta:cell-count="426" meta:object-count="0"/>
  </office:meta>
</office:document-meta>
</file>